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n" table:style-name="ta1">
        <table:shapes>
          <draw:frame draw:z-index="0" draw:style-name="gr1" draw:text-style-name="P1" svg:width="6.2988in" svg:height="3.5429in" svg:x="3.8445in" svg:y="0.1646in">
            <draw:object draw:notify-on-update-of-ranges="Oven.B1:Oven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lope = </text:p>
          </table:table-cell>
          <table:table-cell table:formula="of:=([.B31]-[.B6])/([.A31]-[.A6])"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</table:table>
      <table:table table:name="Brownies-by-half-minute" table:style-name="ta1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= ln(M-T)</text:p>
          </table:table-cell>
          <table:table-cell office:value-type="string" calcext:value-type="string">
            <text:p>Y = ln(T’)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X.X</text:p>
          </table:table-cell>
          <table:table-cell office:value-type="string" calcext:value-type="string">
            <text:p>X.1</text:p>
          </table:table-cell>
          <table:table-cell office:value-type="string" calcext:value-type="string">
            <text:p>Y.1</text:p>
          </table:table-cell>
          <table:table-cell office:value-type="string" calcext:value-type="string">
            <text:p>X.Y</text:p>
          </table:table-cell>
          <table:table-cell table:number-columns-repeated="7"/>
          <table:table-cell office:value-type="string" calcext:value-type="string">
            <text:p>1.T</text:p>
          </table:table-cell>
          <table:table-cell office:value-type="string" calcext:value-type="string">
            <text:p>T.T</text:p>
          </table:table-cell>
          <table:table-cell office:value-type="string" calcext:value-type="string">
            <text:p>1.T’</text:p>
          </table:table-cell>
          <table:table-cell office:value-type="string" calcext:value-type="string">
            <text:p>T.T’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model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1"/>
          <table:table-cell office:value-type="string" calcext:value-type="string">
            <text:p>Need to solve:</text:p>
          </table:table-cell>
          <table:table-cell table:number-columns-repeated="10"/>
          <table:table-cell office:value-type="string" calcext:value-type="string">
            <text:p>Need to solve: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formula="of:=([.B3]-[.B2])/([.A3]-[.A2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3])" office:value-type="float" office:value="5.61677109766657" calcext:value-type="float">
            <text:p>5.61677109766657</text:p>
          </table:table-cell>
          <table:table-cell table:formula="of:=LN([.C3])" office:value-type="float" office:value="2.30258509299405" calcext:value-type="float">
            <text:p>2.30258509299405</text:p>
          </table:table-cell>
          <table:table-cell/>
          <table:table-cell table:formula="of:=[.D3]*[.D3]" office:value-type="float" office:value="1" calcext:value-type="float">
            <text:p>1</text:p>
          </table:table-cell>
          <table:table-cell table:formula="of:=[.E3]*[.E3]" office:value-type="float" office:value="31.5481175635825" calcext:value-type="float">
            <text:p>31.5481175635825</text:p>
          </table:table-cell>
          <table:table-cell table:formula="of:=[.D3]*[.E3]" office:value-type="float" office:value="5.61677109766657" calcext:value-type="float">
            <text:p>5.61677109766657</text:p>
          </table:table-cell>
          <table:table-cell table:formula="of:=[.F3]*[.H3]" office:value-type="float" office:value="2.30258509299405" calcext:value-type="float">
            <text:p>2.30258509299405</text:p>
          </table:table-cell>
          <table:table-cell table:formula="of:=[.E3]*[.F3]" office:value-type="float" office:value="12.9330934002469" calcext:value-type="float">
            <text:p>12.9330934002469</text:p>
          </table:table-cell>
          <table:table-cell/>
          <table:table-cell table:formula="of:=[.H44]" office:value-type="float" office:value="40" calcext:value-type="float">
            <text:p>40</text:p>
          </table:table-cell>
          <table:table-cell table:formula="of:=[.J44]" office:value-type="float" office:value="211.509866954071" calcext:value-type="float">
            <text:p>211.50986695407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“=”</text:p>
          </table:table-cell>
          <table:table-cell table:formula="of:=[.K44]" office:value-type="float" office:value="68.536714489594" calcext:value-type="float">
            <text:p>68.536714489594</text:p>
          </table:table-cell>
          <table:table-cell/>
          <table:table-cell table:formula="of:=[.B3]*[.D3]" office:value-type="float" office:value="75" calcext:value-type="float">
            <text:p>75</text:p>
          </table:table-cell>
          <table:table-cell table:formula="of:=[.B3]*[.B3]" office:value-type="float" office:value="5625" calcext:value-type="float">
            <text:p>5625</text:p>
          </table:table-cell>
          <table:table-cell table:formula="of:=[.C3]*[.D3]" office:value-type="float" office:value="10" calcext:value-type="float">
            <text:p>10</text:p>
          </table:table-cell>
          <table:table-cell table:formula="of:=[.B3]*[.C3]" office:value-type="float" office:value="750" calcext:value-type="float">
            <text:p>750</text:p>
          </table:table-cell>
          <table:table-cell/>
          <table:table-cell table:formula="of:=[.H44]" office:value-type="float" office:value="40" calcext:value-type="float">
            <text:p>40</text:p>
          </table:table-cell>
          <table:table-cell table:formula="of:=[.T44]" office:value-type="float" office:value="5962" calcext:value-type="float">
            <text:p>596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“=”</text:p>
          </table:table-cell>
          <table:table-cell table:formula="of:=[.V44]" office:value-type="float" office:value="253.272727272727" calcext:value-type="float">
            <text:p>253.2727272727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2]+EXP([.$R$6])*(350-[.AF2])^[.$R$7]" office:value-type="float" office:value="82.8757717741836" calcext:value-type="float">
            <text:p>82.8757717741836</text:p>
          </table:table-cell>
          <table:table-cell table:formula="of:=[.AG2]+[.$AC$6]+[.$AC$7]*[.AG2]" office:value-type="float" office:value="81.7875817696347" calcext:value-type="float">
            <text:p>81.7875817696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([.B4]-[.B3])/([.A4]-[.A3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LN(350-[.B4])" office:value-type="float" office:value="5.59098698051086" calcext:value-type="float">
            <text:p>5.59098698051086</text:p>
          </table:table-cell>
          <table:table-cell table:formula="of:=LN([.C4])" office:value-type="float" office:value="2.63905732961526" calcext:value-type="float">
            <text:p>2.63905732961526</text:p>
          </table:table-cell>
          <table:table-cell/>
          <table:table-cell table:formula="of:=[.D4]*[.D4]" office:value-type="float" office:value="1" calcext:value-type="float">
            <text:p>1</text:p>
          </table:table-cell>
          <table:table-cell table:formula="of:=[.E4]*[.E4]" office:value-type="float" office:value="31.2591354162419" calcext:value-type="float">
            <text:p>31.2591354162419</text:p>
          </table:table-cell>
          <table:table-cell table:formula="of:=[.D4]*[.E4]" office:value-type="float" office:value="5.59098698051086" calcext:value-type="float">
            <text:p>5.59098698051086</text:p>
          </table:table-cell>
          <table:table-cell table:formula="of:=[.F4]*[.H4]" office:value-type="float" office:value="2.63905732961526" calcext:value-type="float">
            <text:p>2.63905732961526</text:p>
          </table:table-cell>
          <table:table-cell table:formula="of:=[.E4]*[.F4]" office:value-type="float" office:value="14.7549351707007" calcext:value-type="float">
            <text:p>14.7549351707007</text:p>
          </table:table-cell>
          <table:table-cell/>
          <table:table-cell table:formula="of:=[.J44]" office:value-type="float" office:value="211.509866954071" calcext:value-type="float">
            <text:p>211.509866954071</text:p>
          </table:table-cell>
          <table:table-cell table:formula="of:=[.I44]" office:value-type="float" office:value="1119.62787852095" calcext:value-type="float">
            <text:p>1119.62787852095</text:p>
          </table:table-cell>
          <table:table-cell office:value-type="string" calcext:value-type="string">
            <text:p>m</text:p>
          </table:table-cell>
          <table:table-cell/>
          <table:table-cell table:formula="of:=[.L44]" office:value-type="float" office:value="365.357924607162" calcext:value-type="float">
            <text:p>365.357924607162</text:p>
          </table:table-cell>
          <table:table-cell/>
          <table:table-cell table:formula="of:=[.B4]*[.D4]" office:value-type="float" office:value="82" calcext:value-type="float">
            <text:p>82</text:p>
          </table:table-cell>
          <table:table-cell table:formula="of:=[.B4]*[.B4]" office:value-type="float" office:value="6724" calcext:value-type="float">
            <text:p>6724</text:p>
          </table:table-cell>
          <table:table-cell table:formula="of:=[.C4]*[.D4]" office:value-type="float" office:value="14" calcext:value-type="float">
            <text:p>14</text:p>
          </table:table-cell>
          <table:table-cell table:formula="of:=[.B4]*[.C4]" office:value-type="float" office:value="1148" calcext:value-type="float">
            <text:p>1148</text:p>
          </table:table-cell>
          <table:table-cell/>
          <table:table-cell table:formula="of:=[.T44]" office:value-type="float" office:value="5962" calcext:value-type="float">
            <text:p>5962</text:p>
          </table:table-cell>
          <table:table-cell table:formula="of:=[.U44]" office:value-type="float" office:value="938934" calcext:value-type="float">
            <text:p>938934</text:p>
          </table:table-cell>
          <table:table-cell office:value-type="string" calcext:value-type="string">
            <text:p>m</text:p>
          </table:table-cell>
          <table:table-cell/>
          <table:table-cell table:formula="of:=[.W44]" office:value-type="float" office:value="34278.9090909091" calcext:value-type="float">
            <text:p>34278.90909090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3]+EXP([.$R$6])*(350-[.AF3])^[.$R$7]" office:value-type="float" office:value="94.3619117700756" calcext:value-type="float">
            <text:p>94.3619117700756</text:p>
          </table:table-cell>
          <table:table-cell table:formula="of:=[.AG3]+[.$AC$6]+[.$AC$7]*[.AG3]" office:value-type="float" office:value="92.7616245208357" calcext:value-type="float">
            <text:p>92.76162452083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table:formula="of:=([.B5]-[.B4])/([.A5]-[.A4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5])" office:value-type="float" office:value="5.5683445037611" calcext:value-type="float">
            <text:p>5.5683445037611</text:p>
          </table:table-cell>
          <table:table-cell table:formula="of:=LN([.C5])" office:value-type="float" office:value="2.484906649788" calcext:value-type="float">
            <text:p>2.484906649788</text:p>
          </table:table-cell>
          <table:table-cell/>
          <table:table-cell table:formula="of:=[.D5]*[.D5]" office:value-type="float" office:value="1" calcext:value-type="float">
            <text:p>1</text:p>
          </table:table-cell>
          <table:table-cell table:formula="of:=[.E5]*[.E5]" office:value-type="float" office:value="31.0064605125664" calcext:value-type="float">
            <text:p>31.0064605125664</text:p>
          </table:table-cell>
          <table:table-cell table:formula="of:=[.D5]*[.E5]" office:value-type="float" office:value="5.5683445037611" calcext:value-type="float">
            <text:p>5.5683445037611</text:p>
          </table:table-cell>
          <table:table-cell table:formula="of:=[.F5]*[.H5]" office:value-type="float" office:value="2.484906649788" calcext:value-type="float">
            <text:p>2.484906649788</text:p>
          </table:table-cell>
          <table:table-cell table:formula="of:=[.E5]*[.F5]" office:value-type="float" office:value="13.8368162857064" calcext:value-type="float">
            <text:p>13.8368162857064</text:p>
          </table:table-cell>
          <table:table-cell table:number-columns-repeated="7"/>
          <table:table-cell table:formula="of:=[.B5]*[.D5]" office:value-type="float" office:value="88" calcext:value-type="float">
            <text:p>88</text:p>
          </table:table-cell>
          <table:table-cell table:formula="of:=[.B5]*[.B5]" office:value-type="float" office:value="7744" calcext:value-type="float">
            <text:p>7744</text:p>
          </table:table-cell>
          <table:table-cell table:formula="of:=[.C5]*[.D5]" office:value-type="float" office:value="12" calcext:value-type="float">
            <text:p>12</text:p>
          </table:table-cell>
          <table:table-cell table:formula="of:=[.B5]*[.C5]" office:value-type="float" office:value="1056" calcext:value-type="float">
            <text:p>10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AF4]+EXP([.$R$6])*(350-[.AF4])^[.$R$7]" office:value-type="float" office:value="104.686366211556" calcext:value-type="float">
            <text:p>104.686366211556</text:p>
          </table:table-cell>
          <table:table-cell table:formula="of:=[.AG4]+[.$AC$6]+[.$AC$7]*[.AG4]" office:value-type="float" office:value="102.978275964597" calcext:value-type="float">
            <text:p>102.978275964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([.B6]-[.B5])/([.A6]-[.A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6])" office:value-type="float" office:value="5.55682806169954" calcext:value-type="float">
            <text:p>5.55682806169954</text:p>
          </table:table-cell>
          <table:table-cell table:formula="of:=LN([.C6])" office:value-type="float" office:value="1.79175946922806" calcext:value-type="float">
            <text:p>1.79175946922806</text:p>
          </table:table-cell>
          <table:table-cell/>
          <table:table-cell table:formula="of:=[.D6]*[.D6]" office:value-type="float" office:value="1" calcext:value-type="float">
            <text:p>1</text:p>
          </table:table-cell>
          <table:table-cell table:formula="of:=[.E6]*[.E6]" office:value-type="float" office:value="30.8783381072914" calcext:value-type="float">
            <text:p>30.8783381072914</text:p>
          </table:table-cell>
          <table:table-cell table:formula="of:=[.D6]*[.E6]" office:value-type="float" office:value="5.55682806169954" calcext:value-type="float">
            <text:p>5.55682806169954</text:p>
          </table:table-cell>
          <table:table-cell table:formula="of:=[.F6]*[.H6]" office:value-type="float" office:value="1.79175946922806" calcext:value-type="float">
            <text:p>1.79175946922806</text:p>
          </table:table-cell>
          <table:table-cell table:formula="of:=[.E6]*[.F6]" office:value-type="float" office:value="9.95649929842232" calcext:value-type="float">
            <text:p>9.95649929842232</text:p>
          </table:table-cell>
          <table:table-cell/>
          <table:table-cell office:value-type="string" calcext:value-type="string">
            <text:p>det =</text:p>
          </table:table-cell>
          <table:table-cell table:formula="of:=[.N3]*[.O4]-[.O3]*[.N4]" office:value-type="float" office:value="48.6913219091148" calcext:value-type="float">
            <text:p>48.6913219091148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N7]*[.R3]+[.O7]*[.R4]" office:value-type="float" office:value="-11.1147070623035" calcext:value-type="float">
            <text:p>-11.1147070623035</text:p>
          </table:table-cell>
          <table:table-cell/>
          <table:table-cell table:formula="of:=[.B6]*[.D6]" office:value-type="float" office:value="91" calcext:value-type="float">
            <text:p>91</text:p>
          </table:table-cell>
          <table:table-cell table:formula="of:=[.B6]*[.B6]" office:value-type="float" office:value="8281" calcext:value-type="float">
            <text:p>8281</text:p>
          </table:table-cell>
          <table:table-cell table:formula="of:=[.C6]*[.D6]" office:value-type="float" office:value="6" calcext:value-type="float">
            <text:p>6</text:p>
          </table:table-cell>
          <table:table-cell table:formula="of:=[.B6]*[.C6]" office:value-type="float" office:value="546" calcext:value-type="float">
            <text:p>546</text:p>
          </table:table-cell>
          <table:table-cell/>
          <table:table-cell office:value-type="string" calcext:value-type="string">
            <text:p>det =</text:p>
          </table:table-cell>
          <table:table-cell table:formula="of:=[.Y3]*[.Z4]-[.Z3]*[.Y4]" office:value-type="float" office:value="2011916" calcext:value-type="float">
            <text:p>2011916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Y7]*[.AC3]+[.Z7]*[.AC4]" office:value-type="float" office:value="16.6187449720023" calcext:value-type="float">
            <text:p>16.618744972002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5]+EXP([.$R$6])*(350-[.AF5])^[.$R$7]" office:value-type="float" office:value="114.028200003354" calcext:value-type="float">
            <text:p>114.028200003354</text:p>
          </table:table-cell>
          <table:table-cell table:formula="of:=[.AG5]+[.$AC$6]+[.$AC$7]*[.AG5]" office:value-type="float" office:value="112.489808686836" calcext:value-type="float">
            <text:p>112.4898086868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7" calcext:value-type="float">
            <text:p>97</text:p>
          </table:table-cell>
          <table:table-cell table:formula="of:=([.B7]-[.B6])/([.A7]-[.A6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7])" office:value-type="float" office:value="5.53338948872752" calcext:value-type="float">
            <text:p>5.53338948872752</text:p>
          </table:table-cell>
          <table:table-cell table:formula="of:=LN([.C7])" office:value-type="float" office:value="2.484906649788" calcext:value-type="float">
            <text:p>2.484906649788</text:p>
          </table:table-cell>
          <table:table-cell/>
          <table:table-cell table:formula="of:=[.D7]*[.D7]" office:value-type="float" office:value="1" calcext:value-type="float">
            <text:p>1</text:p>
          </table:table-cell>
          <table:table-cell table:formula="of:=[.E7]*[.E7]" office:value-type="float" office:value="30.6183992339602" calcext:value-type="float">
            <text:p>30.6183992339602</text:p>
          </table:table-cell>
          <table:table-cell table:formula="of:=[.D7]*[.E7]" office:value-type="float" office:value="5.53338948872752" calcext:value-type="float">
            <text:p>5.53338948872752</text:p>
          </table:table-cell>
          <table:table-cell table:formula="of:=[.F7]*[.H7]" office:value-type="float" office:value="2.484906649788" calcext:value-type="float">
            <text:p>2.484906649788</text:p>
          </table:table-cell>
          <table:table-cell table:formula="of:=[.E7]*[.F7]" office:value-type="float" office:value="13.749956336406" calcext:value-type="float">
            <text:p>13.749956336406</text:p>
          </table:table-cell>
          <table:table-cell/>
          <table:table-cell table:formula="of:=[.O4]/[.O6]" office:value-type="float" office:value="22.9944029987685" calcext:value-type="float">
            <text:p>22.9944029987685</text:p>
          </table:table-cell>
          <table:table-cell table:formula="of:=-[.O3]/[.O6]" office:value-type="float" office:value="-4.34389247736726" calcext:value-type="float">
            <text:p>-4.34389247736726</text:p>
          </table:table-cell>
          <table:table-cell table:number-columns-repeated="2"/>
          <table:table-cell table:formula="of:=[.N8]*[.R3]+[.O8]*[.R4]" office:value-type="float" office:value="2.42600973832174" calcext:value-type="float">
            <text:p>2.42600973832174</text:p>
          </table:table-cell>
          <table:table-cell/>
          <table:table-cell table:formula="of:=[.B7]*[.D7]" office:value-type="float" office:value="97" calcext:value-type="float">
            <text:p>97</text:p>
          </table:table-cell>
          <table:table-cell table:formula="of:=[.B7]*[.B7]" office:value-type="float" office:value="9409" calcext:value-type="float">
            <text:p>9409</text:p>
          </table:table-cell>
          <table:table-cell table:formula="of:=[.C7]*[.D7]" office:value-type="float" office:value="12" calcext:value-type="float">
            <text:p>12</text:p>
          </table:table-cell>
          <table:table-cell table:formula="of:=[.B7]*[.C7]" office:value-type="float" office:value="1164" calcext:value-type="float">
            <text:p>1164</text:p>
          </table:table-cell>
          <table:table-cell/>
          <table:table-cell table:formula="of:=[.Z4]/[.Z6]" office:value-type="float" office:value="0.466686481940598" calcext:value-type="float">
            <text:p>0.466686481940598</text:p>
          </table:table-cell>
          <table:table-cell table:formula="of:=-[.Z3]/[.Z6]" office:value-type="float" office:value="-0.00296334439409995" calcext:value-type="float">
            <text:p>-0.0029633443941</text:p>
          </table:table-cell>
          <table:table-cell table:number-columns-repeated="2"/>
          <table:table-cell table:formula="of:=[.Y8]*[.AC3]+[.Z8]*[.AC4]" office:value-type="float" office:value="-0.0690166171766796" calcext:value-type="float">
            <text:p>-0.069016617176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F6]+EXP([.$R$6])*(350-[.AF6])^[.$R$7]" office:value-type="float" office:value="122.530291573314" calcext:value-type="float">
            <text:p>122.530291573314</text:p>
          </table:table-cell>
          <table:table-cell table:formula="of:=[.AG6]+[.$AC$6]+[.$AC$7]*[.AG6]" office:value-type="float" office:value="121.344887596421" calcext:value-type="float">
            <text:p>121.344887596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formula="of:=([.B8]-[.B7])/([.A8]-[.A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8])" office:value-type="float" office:value="5.51342874616498" calcext:value-type="float">
            <text:p>5.51342874616498</text:p>
          </table:table-cell>
          <table:table-cell table:formula="of:=LN([.C8])" office:value-type="float" office:value="2.30258509299405" calcext:value-type="float">
            <text:p>2.30258509299405</text:p>
          </table:table-cell>
          <table:table-cell/>
          <table:table-cell table:formula="of:=[.D8]*[.D8]" office:value-type="float" office:value="1" calcext:value-type="float">
            <text:p>1</text:p>
          </table:table-cell>
          <table:table-cell table:formula="of:=[.E8]*[.E8]" office:value-type="float" office:value="30.3978965390384" calcext:value-type="float">
            <text:p>30.3978965390384</text:p>
          </table:table-cell>
          <table:table-cell table:formula="of:=[.D8]*[.E8]" office:value-type="float" office:value="5.51342874616498" calcext:value-type="float">
            <text:p>5.51342874616498</text:p>
          </table:table-cell>
          <table:table-cell table:formula="of:=[.F8]*[.H8]" office:value-type="float" office:value="2.30258509299405" calcext:value-type="float">
            <text:p>2.30258509299405</text:p>
          </table:table-cell>
          <table:table-cell table:formula="of:=[.E8]*[.F8]" office:value-type="float" office:value="12.6951388422043" calcext:value-type="float">
            <text:p>12.6951388422043</text:p>
          </table:table-cell>
          <table:table-cell/>
          <table:table-cell table:formula="of:=-[.N4]/[.O6]" office:value-type="float" office:value="-4.34389247736726" calcext:value-type="float">
            <text:p>-4.34389247736726</text:p>
          </table:table-cell>
          <table:table-cell table:formula="of:=[.N3]/[.O6]" office:value-type="float" office:value="0.821501623526721" calcext:value-type="float">
            <text:p>0.821501623526721</text:p>
          </table:table-cell>
          <table:table-cell table:number-columns-repeated="4"/>
          <table:table-cell table:formula="of:=[.B8]*[.D8]" office:value-type="float" office:value="102" calcext:value-type="float">
            <text:p>102</text:p>
          </table:table-cell>
          <table:table-cell table:formula="of:=[.B8]*[.B8]" office:value-type="float" office:value="10404" calcext:value-type="float">
            <text:p>10404</text:p>
          </table:table-cell>
          <table:table-cell table:formula="of:=[.C8]*[.D8]" office:value-type="float" office:value="10" calcext:value-type="float">
            <text:p>10</text:p>
          </table:table-cell>
          <table:table-cell table:formula="of:=[.B8]*[.C8]" office:value-type="float" office:value="1020" calcext:value-type="float">
            <text:p>1020</text:p>
          </table:table-cell>
          <table:table-cell/>
          <table:table-cell table:formula="of:=-[.Y4]/[.Z6]" office:value-type="float" office:value="-0.00296334439409995" calcext:value-type="float">
            <text:p>-0.0029633443941</text:p>
          </table:table-cell>
          <table:table-cell table:formula="of:=[.Y3]/[.Z6]" office:value-type="float" office:value="0.000019881545750419" calcext:value-type="float">
            <text:p>1.9881545750419E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AF7]+EXP([.$R$6])*(350-[.AF7])^[.$R$7]" office:value-type="float" office:value="130.30821369634" calcext:value-type="float">
            <text:p>130.30821369634</text:p>
          </table:table-cell>
          <table:table-cell table:formula="of:=[.AG7]+[.$AC$6]+[.$AC$7]*[.AG7]" office:value-type="float" office:value="129.588818914834" calcext:value-type="float">
            <text:p>129.58881891483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6" calcext:value-type="float">
            <text:p>106</text:p>
          </table:table-cell>
          <table:table-cell table:formula="of:=([.B9]-[.B8])/([.A9]-[.A8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9])" office:value-type="float" office:value="5.4971682252932" calcext:value-type="float">
            <text:p>5.4971682252932</text:p>
          </table:table-cell>
          <table:table-cell table:formula="of:=LN([.C9])" office:value-type="float" office:value="2.07944154167984" calcext:value-type="float">
            <text:p>2.07944154167984</text:p>
          </table:table-cell>
          <table:table-cell/>
          <table:table-cell table:formula="of:=[.D9]*[.D9]" office:value-type="float" office:value="1" calcext:value-type="float">
            <text:p>1</text:p>
          </table:table-cell>
          <table:table-cell table:formula="of:=[.E9]*[.E9]" office:value-type="float" office:value="30.2188584971732" calcext:value-type="float">
            <text:p>30.2188584971732</text:p>
          </table:table-cell>
          <table:table-cell table:formula="of:=[.D9]*[.E9]" office:value-type="float" office:value="5.4971682252932" calcext:value-type="float">
            <text:p>5.4971682252932</text:p>
          </table:table-cell>
          <table:table-cell table:formula="of:=[.F9]*[.H9]" office:value-type="float" office:value="2.07944154167984" calcext:value-type="float">
            <text:p>2.07944154167984</text:p>
          </table:table-cell>
          <table:table-cell table:formula="of:=[.E9]*[.F9]" office:value-type="float" office:value="11.4310399692771" calcext:value-type="float">
            <text:p>11.4310399692771</text:p>
          </table:table-cell>
          <table:table-cell table:number-columns-repeated="7"/>
          <table:table-cell table:formula="of:=[.B9]*[.D9]" office:value-type="float" office:value="106" calcext:value-type="float">
            <text:p>106</text:p>
          </table:table-cell>
          <table:table-cell table:formula="of:=[.B9]*[.B9]" office:value-type="float" office:value="11236" calcext:value-type="float">
            <text:p>11236</text:p>
          </table:table-cell>
          <table:table-cell table:formula="of:=[.C9]*[.D9]" office:value-type="float" office:value="8" calcext:value-type="float">
            <text:p>8</text:p>
          </table:table-cell>
          <table:table-cell table:formula="of:=[.B9]*[.C9]" office:value-type="float" office:value="848" calcext:value-type="float">
            <text:p>848</text:p>
          </table:table-cell>
          <table:table-cell table:number-columns-repeated="5"/>
          <table:table-cell table:formula="of:=[.AC6]/[.AC7]" office:value-type="float" office:value="-240.793386460235" calcext:value-type="float">
            <text:p>-240.79338646023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F8]+EXP([.$R$6])*(350-[.AF8])^[.$R$7]" office:value-type="float" office:value="137.456586399801" calcext:value-type="float">
            <text:p>137.456586399801</text:p>
          </table:table-cell>
          <table:table-cell table:formula="of:=[.AG8]+[.$AC$6]+[.$AC$7]*[.AG8]" office:value-type="float" office:value="137.263781981413" calcext:value-type="float">
            <text:p>137.263781981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formula="of:=([.B10]-[.B9])/([.A10]-[.A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10])" office:value-type="float" office:value="5.47646355193151" calcext:value-type="float">
            <text:p>5.47646355193151</text:p>
          </table:table-cell>
          <table:table-cell table:formula="of:=LN([.C10])" office:value-type="float" office:value="2.30258509299405" calcext:value-type="float">
            <text:p>2.30258509299405</text:p>
          </table:table-cell>
          <table:table-cell/>
          <table:table-cell table:formula="of:=[.D10]*[.D10]" office:value-type="float" office:value="1" calcext:value-type="float">
            <text:p>1</text:p>
          </table:table-cell>
          <table:table-cell table:formula="of:=[.E10]*[.E10]" office:value-type="float" office:value="29.9916530356343" calcext:value-type="float">
            <text:p>29.9916530356343</text:p>
          </table:table-cell>
          <table:table-cell table:formula="of:=[.D10]*[.E10]" office:value-type="float" office:value="5.47646355193151" calcext:value-type="float">
            <text:p>5.47646355193151</text:p>
          </table:table-cell>
          <table:table-cell table:formula="of:=[.F10]*[.H10]" office:value-type="float" office:value="2.30258509299405" calcext:value-type="float">
            <text:p>2.30258509299405</text:p>
          </table:table-cell>
          <table:table-cell table:formula="of:=[.E10]*[.F10]" office:value-type="float" office:value="12.6100233370027" calcext:value-type="float">
            <text:p>12.6100233370027</text:p>
          </table:table-cell>
          <table:table-cell table:number-columns-repeated="7"/>
          <table:table-cell table:formula="of:=[.B10]*[.D10]" office:value-type="float" office:value="111" calcext:value-type="float">
            <text:p>111</text:p>
          </table:table-cell>
          <table:table-cell table:formula="of:=[.B10]*[.B10]" office:value-type="float" office:value="12321" calcext:value-type="float">
            <text:p>12321</text:p>
          </table:table-cell>
          <table:table-cell table:formula="of:=[.C10]*[.D10]" office:value-type="float" office:value="10" calcext:value-type="float">
            <text:p>10</text:p>
          </table:table-cell>
          <table:table-cell table:formula="of:=[.B10]*[.C10]" office:value-type="float" office:value="1110" calcext:value-type="float">
            <text:p>11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AF9]+EXP([.$R$6])*(350-[.AF9])^[.$R$7]" office:value-type="float" office:value="144.053711544672" calcext:value-type="float">
            <text:p>144.053711544672</text:p>
          </table:table-cell>
          <table:table-cell table:formula="of:=[.AG9]+[.$AC$6]+[.$AC$7]*[.AG9]" office:value-type="float" office:value="144.409045060181" calcext:value-type="float">
            <text:p>144.40904506018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7" calcext:value-type="float">
            <text:p>117</text:p>
          </table:table-cell>
          <table:table-cell table:formula="of:=([.B11]-[.B10])/([.A11]-[.A10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11])" office:value-type="float" office:value="5.4510384535657" calcext:value-type="float">
            <text:p>5.4510384535657</text:p>
          </table:table-cell>
          <table:table-cell table:formula="of:=LN([.C11])" office:value-type="float" office:value="2.484906649788" calcext:value-type="float">
            <text:p>2.484906649788</text:p>
          </table:table-cell>
          <table:table-cell/>
          <table:table-cell table:formula="of:=[.D11]*[.D11]" office:value-type="float" office:value="1" calcext:value-type="float">
            <text:p>1</text:p>
          </table:table-cell>
          <table:table-cell table:formula="of:=[.E11]*[.E11]" office:value-type="float" office:value="29.7138202222519" calcext:value-type="float">
            <text:p>29.7138202222519</text:p>
          </table:table-cell>
          <table:table-cell table:formula="of:=[.D11]*[.E11]" office:value-type="float" office:value="5.4510384535657" calcext:value-type="float">
            <text:p>5.4510384535657</text:p>
          </table:table-cell>
          <table:table-cell table:formula="of:=[.F11]*[.H11]" office:value-type="float" office:value="2.484906649788" calcext:value-type="float">
            <text:p>2.484906649788</text:p>
          </table:table-cell>
          <table:table-cell table:formula="of:=[.E11]*[.F11]" office:value-type="float" office:value="13.5453217015155" calcext:value-type="float">
            <text:p>13.5453217015155</text:p>
          </table:table-cell>
          <table:table-cell table:number-columns-repeated="7"/>
          <table:table-cell table:formula="of:=[.B11]*[.D11]" office:value-type="float" office:value="117" calcext:value-type="float">
            <text:p>117</text:p>
          </table:table-cell>
          <table:table-cell table:formula="of:=[.B11]*[.B11]" office:value-type="float" office:value="13689" calcext:value-type="float">
            <text:p>13689</text:p>
          </table:table-cell>
          <table:table-cell table:formula="of:=[.C11]*[.D11]" office:value-type="float" office:value="12" calcext:value-type="float">
            <text:p>12</text:p>
          </table:table-cell>
          <table:table-cell table:formula="of:=[.B11]*[.C11]" office:value-type="float" office:value="1404" calcext:value-type="float">
            <text:p>140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AF10]+EXP([.$R$6])*(350-[.AF10])^[.$R$7]" office:value-type="float" office:value="150.165013142958" calcext:value-type="float">
            <text:p>150.165013142958</text:p>
          </table:table-cell>
          <table:table-cell table:formula="of:=[.AG10]+[.$AC$6]+[.$AC$7]*[.AG10]" office:value-type="float" office:value="151.061166252415" calcext:value-type="float">
            <text:p>151.061166252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([.B12]-[.B11])/([.A12]-[.A1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2])" office:value-type="float" office:value="5.4380793089232" calcext:value-type="float">
            <text:p>5.4380793089232</text:p>
          </table:table-cell>
          <table:table-cell table:formula="of:=LN([.C12])" office:value-type="float" office:value="1.79175946922806" calcext:value-type="float">
            <text:p>1.79175946922806</text:p>
          </table:table-cell>
          <table:table-cell/>
          <table:table-cell table:formula="of:=[.D12]*[.D12]" office:value-type="float" office:value="1" calcext:value-type="float">
            <text:p>1</text:p>
          </table:table-cell>
          <table:table-cell table:formula="of:=[.E12]*[.E12]" office:value-type="float" office:value="29.5727065701386" calcext:value-type="float">
            <text:p>29.5727065701386</text:p>
          </table:table-cell>
          <table:table-cell table:formula="of:=[.D12]*[.E12]" office:value-type="float" office:value="5.4380793089232" calcext:value-type="float">
            <text:p>5.4380793089232</text:p>
          </table:table-cell>
          <table:table-cell table:formula="of:=[.F12]*[.H12]" office:value-type="float" office:value="1.79175946922806" calcext:value-type="float">
            <text:p>1.79175946922806</text:p>
          </table:table-cell>
          <table:table-cell table:formula="of:=[.E12]*[.F12]" office:value-type="float" office:value="9.74373009617629" calcext:value-type="float">
            <text:p>9.74373009617629</text:p>
          </table:table-cell>
          <table:table-cell table:number-columns-repeated="7"/>
          <table:table-cell table:formula="of:=[.B12]*[.D12]" office:value-type="float" office:value="120" calcext:value-type="float">
            <text:p>120</text:p>
          </table:table-cell>
          <table:table-cell table:formula="of:=[.B12]*[.B12]" office:value-type="float" office:value="14400" calcext:value-type="float">
            <text:p>14400</text:p>
          </table:table-cell>
          <table:table-cell table:formula="of:=[.C12]*[.D12]" office:value-type="float" office:value="6" calcext:value-type="float">
            <text:p>6</text:p>
          </table:table-cell>
          <table:table-cell table:formula="of:=[.B12]*[.C12]" office:value-type="float" office:value="720" calcext:value-type="float">
            <text:p>7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AF11]+EXP([.$R$6])*(350-[.AF11])^[.$R$7]" office:value-type="float" office:value="155.845631099691" calcext:value-type="float">
            <text:p>155.845631099691</text:p>
          </table:table-cell>
          <table:table-cell table:formula="of:=[.AG11]+[.$AC$6]+[.$AC$7]*[.AG11]" office:value-type="float" office:value="157.254180542911" calcext:value-type="float">
            <text:p>157.25418054291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4" calcext:value-type="float">
            <text:p>124</text:p>
          </table:table-cell>
          <table:table-cell table:formula="of:=([.B13]-[.B12])/([.A13]-[.A1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3])" office:value-type="float" office:value="5.42053499927229" calcext:value-type="float">
            <text:p>5.42053499927229</text:p>
          </table:table-cell>
          <table:table-cell table:formula="of:=LN([.C13])" office:value-type="float" office:value="2.07944154167984" calcext:value-type="float">
            <text:p>2.07944154167984</text:p>
          </table:table-cell>
          <table:table-cell/>
          <table:table-cell table:formula="of:=[.D13]*[.D13]" office:value-type="float" office:value="1" calcext:value-type="float">
            <text:p>1</text:p>
          </table:table-cell>
          <table:table-cell table:formula="of:=[.E13]*[.E13]" office:value-type="float" office:value="29.3821996783358" calcext:value-type="float">
            <text:p>29.3821996783358</text:p>
          </table:table-cell>
          <table:table-cell table:formula="of:=[.D13]*[.E13]" office:value-type="float" office:value="5.42053499927229" calcext:value-type="float">
            <text:p>5.42053499927229</text:p>
          </table:table-cell>
          <table:table-cell table:formula="of:=[.F13]*[.H13]" office:value-type="float" office:value="2.07944154167984" calcext:value-type="float">
            <text:p>2.07944154167984</text:p>
          </table:table-cell>
          <table:table-cell table:formula="of:=[.E13]*[.F13]" office:value-type="float" office:value="11.2716856556163" calcext:value-type="float">
            <text:p>11.2716856556163</text:p>
          </table:table-cell>
          <table:table-cell table:number-columns-repeated="7"/>
          <table:table-cell table:formula="of:=[.B13]*[.D13]" office:value-type="float" office:value="124" calcext:value-type="float">
            <text:p>124</text:p>
          </table:table-cell>
          <table:table-cell table:formula="of:=[.B13]*[.B13]" office:value-type="float" office:value="15376" calcext:value-type="float">
            <text:p>15376</text:p>
          </table:table-cell>
          <table:table-cell table:formula="of:=[.C13]*[.D13]" office:value-type="float" office:value="8" calcext:value-type="float">
            <text:p>8</text:p>
          </table:table-cell>
          <table:table-cell table:formula="of:=[.B13]*[.C13]" office:value-type="float" office:value="992" calcext:value-type="float">
            <text:p>99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[.AF12]+EXP([.$R$6])*(350-[.AF12])^[.$R$7]" office:value-type="float" office:value="161.142404161021" calcext:value-type="float">
            <text:p>161.142404161021</text:p>
          </table:table-cell>
          <table:table-cell table:formula="of:=[.AG12]+[.$AC$6]+[.$AC$7]*[.AG12]" office:value-type="float" office:value="163.019773936951" calcext:value-type="float">
            <text:p>163.0197739369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formula="of:=([.B14]-[.B13])/([.A14]-[.A13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14])" office:value-type="float" office:value="5.39816270151775" calcext:value-type="float">
            <text:p>5.39816270151775</text:p>
          </table:table-cell>
          <table:table-cell table:formula="of:=LN([.C14])" office:value-type="float" office:value="2.30258509299405" calcext:value-type="float">
            <text:p>2.30258509299405</text:p>
          </table:table-cell>
          <table:table-cell/>
          <table:table-cell table:formula="of:=[.D14]*[.D14]" office:value-type="float" office:value="1" calcext:value-type="float">
            <text:p>1</text:p>
          </table:table-cell>
          <table:table-cell table:formula="of:=[.E14]*[.E14]" office:value-type="float" office:value="29.1401605520574" calcext:value-type="float">
            <text:p>29.1401605520574</text:p>
          </table:table-cell>
          <table:table-cell table:formula="of:=[.D14]*[.E14]" office:value-type="float" office:value="5.39816270151775" calcext:value-type="float">
            <text:p>5.39816270151775</text:p>
          </table:table-cell>
          <table:table-cell table:formula="of:=[.F14]*[.H14]" office:value-type="float" office:value="2.30258509299405" calcext:value-type="float">
            <text:p>2.30258509299405</text:p>
          </table:table-cell>
          <table:table-cell table:formula="of:=[.E14]*[.F14]" office:value-type="float" office:value="12.4297289660712" calcext:value-type="float">
            <text:p>12.4297289660712</text:p>
          </table:table-cell>
          <table:table-cell table:number-columns-repeated="7"/>
          <table:table-cell table:formula="of:=[.B14]*[.D14]" office:value-type="float" office:value="129" calcext:value-type="float">
            <text:p>129</text:p>
          </table:table-cell>
          <table:table-cell table:formula="of:=[.B14]*[.B14]" office:value-type="float" office:value="16641" calcext:value-type="float">
            <text:p>16641</text:p>
          </table:table-cell>
          <table:table-cell table:formula="of:=[.C14]*[.D14]" office:value-type="float" office:value="10" calcext:value-type="float">
            <text:p>10</text:p>
          </table:table-cell>
          <table:table-cell table:formula="of:=[.B14]*[.C14]" office:value-type="float" office:value="1290" calcext:value-type="float">
            <text:p>129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[.AF13]+EXP([.$R$6])*(350-[.AF13])^[.$R$7]" office:value-type="float" office:value="166.09540512852" calcext:value-type="float">
            <text:p>166.09540512852</text:p>
          </table:table-cell>
          <table:table-cell table:formula="of:=[.AG13]+[.$AC$6]+[.$AC$7]*[.AG13]" office:value-type="float" office:value="168.387445578918" calcext:value-type="float">
            <text:p>168.38744557891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3" calcext:value-type="float">
            <text:p>133</text:p>
          </table:table-cell>
          <table:table-cell table:formula="of:=([.B15]-[.B14])/([.A15]-[.A1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5])" office:value-type="float" office:value="5.37989735354046" calcext:value-type="float">
            <text:p>5.37989735354046</text:p>
          </table:table-cell>
          <table:table-cell table:formula="of:=LN([.C15])" office:value-type="float" office:value="2.07944154167984" calcext:value-type="float">
            <text:p>2.07944154167984</text:p>
          </table:table-cell>
          <table:table-cell/>
          <table:table-cell table:formula="of:=[.D15]*[.D15]" office:value-type="float" office:value="1" calcext:value-type="float">
            <text:p>1</text:p>
          </table:table-cell>
          <table:table-cell table:formula="of:=[.E15]*[.E15]" office:value-type="float" office:value="28.9432955346316" calcext:value-type="float">
            <text:p>28.9432955346316</text:p>
          </table:table-cell>
          <table:table-cell table:formula="of:=[.D15]*[.E15]" office:value-type="float" office:value="5.37989735354046" calcext:value-type="float">
            <text:p>5.37989735354046</text:p>
          </table:table-cell>
          <table:table-cell table:formula="of:=[.F15]*[.H15]" office:value-type="float" office:value="2.07944154167984" calcext:value-type="float">
            <text:p>2.07944154167984</text:p>
          </table:table-cell>
          <table:table-cell table:formula="of:=[.E15]*[.F15]" office:value-type="float" office:value="11.1871820469254" calcext:value-type="float">
            <text:p>11.1871820469254</text:p>
          </table:table-cell>
          <table:table-cell table:number-columns-repeated="7"/>
          <table:table-cell table:formula="of:=[.B15]*[.D15]" office:value-type="float" office:value="133" calcext:value-type="float">
            <text:p>133</text:p>
          </table:table-cell>
          <table:table-cell table:formula="of:=[.B15]*[.B15]" office:value-type="float" office:value="17689" calcext:value-type="float">
            <text:p>17689</text:p>
          </table:table-cell>
          <table:table-cell table:formula="of:=[.C15]*[.D15]" office:value-type="float" office:value="8" calcext:value-type="float">
            <text:p>8</text:p>
          </table:table-cell>
          <table:table-cell table:formula="of:=[.B15]*[.C15]" office:value-type="float" office:value="1064" calcext:value-type="float">
            <text:p>106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[.AF14]+EXP([.$R$6])*(350-[.AF14])^[.$R$7]" office:value-type="float" office:value="170.739143118582" calcext:value-type="float">
            <text:p>170.739143118582</text:p>
          </table:table-cell>
          <table:table-cell table:formula="of:=[.AG14]+[.$AC$6]+[.$AC$7]*[.AG14]" office:value-type="float" office:value="173.384658682041" calcext:value-type="float">
            <text:p>173.384658682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([.B16]-[.B15])/([.A16]-[.A1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6])" office:value-type="float" office:value="5.36597601502185" calcext:value-type="float">
            <text:p>5.36597601502185</text:p>
          </table:table-cell>
          <table:table-cell table:formula="of:=LN([.C16])" office:value-type="float" office:value="1.79175946922806" calcext:value-type="float">
            <text:p>1.79175946922806</text:p>
          </table:table-cell>
          <table:table-cell/>
          <table:table-cell table:formula="of:=[.D16]*[.D16]" office:value-type="float" office:value="1" calcext:value-type="float">
            <text:p>1</text:p>
          </table:table-cell>
          <table:table-cell table:formula="of:=[.E16]*[.E16]" office:value-type="float" office:value="28.7936985937898" calcext:value-type="float">
            <text:p>28.7936985937898</text:p>
          </table:table-cell>
          <table:table-cell table:formula="of:=[.D16]*[.E16]" office:value-type="float" office:value="5.36597601502185" calcext:value-type="float">
            <text:p>5.36597601502185</text:p>
          </table:table-cell>
          <table:table-cell table:formula="of:=[.F16]*[.H16]" office:value-type="float" office:value="1.79175946922806" calcext:value-type="float">
            <text:p>1.79175946922806</text:p>
          </table:table-cell>
          <table:table-cell table:formula="of:=[.E16]*[.F16]" office:value-type="float" office:value="9.61453833656603" calcext:value-type="float">
            <text:p>9.61453833656603</text:p>
          </table:table-cell>
          <table:table-cell table:number-columns-repeated="7"/>
          <table:table-cell table:formula="of:=[.B16]*[.D16]" office:value-type="float" office:value="136" calcext:value-type="float">
            <text:p>136</text:p>
          </table:table-cell>
          <table:table-cell table:formula="of:=[.B16]*[.B16]" office:value-type="float" office:value="18496" calcext:value-type="float">
            <text:p>18496</text:p>
          </table:table-cell>
          <table:table-cell table:formula="of:=[.C16]*[.D16]" office:value-type="float" office:value="6" calcext:value-type="float">
            <text:p>6</text:p>
          </table:table-cell>
          <table:table-cell table:formula="of:=[.B16]*[.C16]" office:value-type="float" office:value="816" calcext:value-type="float">
            <text:p>816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[.AF15]+EXP([.$R$6])*(350-[.AF15])^[.$R$7]" office:value-type="float" office:value="175.103514964624" calcext:value-type="float">
            <text:p>175.103514964624</text:p>
          </table:table-cell>
          <table:table-cell table:formula="of:=[.AG15]+[.$AC$6]+[.$AC$7]*[.AG15]" office:value-type="float" office:value="178.036981041476" calcext:value-type="float">
            <text:p>178.03698104147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0" calcext:value-type="float">
            <text:p>140</text:p>
          </table:table-cell>
          <table:table-cell table:formula="of:=([.B17]-[.B16])/([.A17]-[.A1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7])" office:value-type="float" office:value="5.34710753071747" calcext:value-type="float">
            <text:p>5.34710753071747</text:p>
          </table:table-cell>
          <table:table-cell table:formula="of:=LN([.C17])" office:value-type="float" office:value="2.07944154167984" calcext:value-type="float">
            <text:p>2.07944154167984</text:p>
          </table:table-cell>
          <table:table-cell/>
          <table:table-cell table:formula="of:=[.D17]*[.D17]" office:value-type="float" office:value="1" calcext:value-type="float">
            <text:p>1</text:p>
          </table:table-cell>
          <table:table-cell table:formula="of:=[.E17]*[.E17]" office:value-type="float" office:value="28.5915589450555" calcext:value-type="float">
            <text:p>28.5915589450555</text:p>
          </table:table-cell>
          <table:table-cell table:formula="of:=[.D17]*[.E17]" office:value-type="float" office:value="5.34710753071747" calcext:value-type="float">
            <text:p>5.34710753071747</text:p>
          </table:table-cell>
          <table:table-cell table:formula="of:=[.F17]*[.H17]" office:value-type="float" office:value="2.07944154167984" calcext:value-type="float">
            <text:p>2.07944154167984</text:p>
          </table:table-cell>
          <table:table-cell table:formula="of:=[.E17]*[.F17]" office:value-type="float" office:value="11.118997527203" calcext:value-type="float">
            <text:p>11.118997527203</text:p>
          </table:table-cell>
          <table:table-cell table:number-columns-repeated="7"/>
          <table:table-cell table:formula="of:=[.B17]*[.D17]" office:value-type="float" office:value="140" calcext:value-type="float">
            <text:p>140</text:p>
          </table:table-cell>
          <table:table-cell table:formula="of:=[.B17]*[.B17]" office:value-type="float" office:value="19600" calcext:value-type="float">
            <text:p>19600</text:p>
          </table:table-cell>
          <table:table-cell table:formula="of:=[.C17]*[.D17]" office:value-type="float" office:value="8" calcext:value-type="float">
            <text:p>8</text:p>
          </table:table-cell>
          <table:table-cell table:formula="of:=[.B17]*[.C17]" office:value-type="float" office:value="1120" calcext:value-type="float">
            <text:p>112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AF16]+EXP([.$R$6])*(350-[.AF16])^[.$R$7]" office:value-type="float" office:value="179.214565346698" calcext:value-type="float">
            <text:p>179.214565346698</text:p>
          </table:table-cell>
          <table:table-cell table:formula="of:=[.AG16]+[.$AC$6]+[.$AC$7]*[.AG16]" office:value-type="float" office:value="182.368215849647" calcext:value-type="float">
            <text:p>182.368215849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formula="of:=([.B18]-[.B17])/([.A18]-[.A1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18])" office:value-type="float" office:value="5.33753807970132" calcext:value-type="float">
            <text:p>5.33753807970132</text:p>
          </table:table-cell>
          <table:table-cell table:formula="of:=LN([.C18])" office:value-type="float" office:value="1.38629436111989" calcext:value-type="float">
            <text:p>1.38629436111989</text:p>
          </table:table-cell>
          <table:table-cell/>
          <table:table-cell table:formula="of:=[.D18]*[.D18]" office:value-type="float" office:value="1" calcext:value-type="float">
            <text:p>1</text:p>
          </table:table-cell>
          <table:table-cell table:formula="of:=[.E18]*[.E18]" office:value-type="float" office:value="28.4893127522616" calcext:value-type="float">
            <text:p>28.4893127522616</text:p>
          </table:table-cell>
          <table:table-cell table:formula="of:=[.D18]*[.E18]" office:value-type="float" office:value="5.33753807970132" calcext:value-type="float">
            <text:p>5.33753807970132</text:p>
          </table:table-cell>
          <table:table-cell table:formula="of:=[.F18]*[.H18]" office:value-type="float" office:value="1.38629436111989" calcext:value-type="float">
            <text:p>1.38629436111989</text:p>
          </table:table-cell>
          <table:table-cell table:formula="of:=[.E18]*[.F18]" office:value-type="float" office:value="7.39939894215263" calcext:value-type="float">
            <text:p>7.39939894215263</text:p>
          </table:table-cell>
          <table:table-cell table:number-columns-repeated="7"/>
          <table:table-cell table:formula="of:=[.B18]*[.D18]" office:value-type="float" office:value="142" calcext:value-type="float">
            <text:p>142</text:p>
          </table:table-cell>
          <table:table-cell table:formula="of:=[.B18]*[.B18]" office:value-type="float" office:value="20164" calcext:value-type="float">
            <text:p>20164</text:p>
          </table:table-cell>
          <table:table-cell table:formula="of:=[.C18]*[.D18]" office:value-type="float" office:value="4" calcext:value-type="float">
            <text:p>4</text:p>
          </table:table-cell>
          <table:table-cell table:formula="of:=[.B18]*[.C18]" office:value-type="float" office:value="568" calcext:value-type="float">
            <text:p>56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AF17]+EXP([.$R$6])*(350-[.AF17])^[.$R$7]" office:value-type="float" office:value="183.095099474197" calcext:value-type="float">
            <text:p>183.095099474197</text:p>
          </table:table-cell>
          <table:table-cell table:formula="of:=[.AG17]+[.$AC$6]+[.$AC$7]*[.AG17]" office:value-type="float" office:value="186.40052348316" calcext:value-type="float">
            <text:p>186.4005234831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45" calcext:value-type="float">
            <text:p>145</text:p>
          </table:table-cell>
          <table:table-cell table:formula="of:=([.B19]-[.B18])/([.A19]-[.A1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9])" office:value-type="float" office:value="5.32300997913841" calcext:value-type="float">
            <text:p>5.32300997913841</text:p>
          </table:table-cell>
          <table:table-cell table:formula="of:=LN([.C19])" office:value-type="float" office:value="1.79175946922806" calcext:value-type="float">
            <text:p>1.79175946922806</text:p>
          </table:table-cell>
          <table:table-cell/>
          <table:table-cell table:formula="of:=[.D19]*[.D19]" office:value-type="float" office:value="1" calcext:value-type="float">
            <text:p>1</text:p>
          </table:table-cell>
          <table:table-cell table:formula="of:=[.E19]*[.E19]" office:value-type="float" office:value="28.3344352380071" calcext:value-type="float">
            <text:p>28.3344352380071</text:p>
          </table:table-cell>
          <table:table-cell table:formula="of:=[.D19]*[.E19]" office:value-type="float" office:value="5.32300997913841" calcext:value-type="float">
            <text:p>5.32300997913841</text:p>
          </table:table-cell>
          <table:table-cell table:formula="of:=[.F19]*[.H19]" office:value-type="float" office:value="1.79175946922806" calcext:value-type="float">
            <text:p>1.79175946922806</text:p>
          </table:table-cell>
          <table:table-cell table:formula="of:=[.E19]*[.F19]" office:value-type="float" office:value="9.53755353491668" calcext:value-type="float">
            <text:p>9.53755353491668</text:p>
          </table:table-cell>
          <table:table-cell table:number-columns-repeated="7"/>
          <table:table-cell table:formula="of:=[.B19]*[.D19]" office:value-type="float" office:value="145" calcext:value-type="float">
            <text:p>145</text:p>
          </table:table-cell>
          <table:table-cell table:formula="of:=[.B19]*[.B19]" office:value-type="float" office:value="21025" calcext:value-type="float">
            <text:p>21025</text:p>
          </table:table-cell>
          <table:table-cell table:formula="of:=[.C19]*[.D19]" office:value-type="float" office:value="6" calcext:value-type="float">
            <text:p>6</text:p>
          </table:table-cell>
          <table:table-cell table:formula="of:=[.B19]*[.C19]" office:value-type="float" office:value="870" calcext:value-type="float">
            <text:p>8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[.AF18]+EXP([.$R$6])*(350-[.AF18])^[.$R$7]" office:value-type="float" office:value="186.765180953637" calcext:value-type="float">
            <text:p>186.765180953637</text:p>
          </table:table-cell>
          <table:table-cell table:formula="of:=[.AG18]+[.$AC$6]+[.$AC$7]*[.AG18]" office:value-type="float" office:value="190.154534884392" calcext:value-type="float">
            <text:p>190.15453488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formula="of:=([.B20]-[.B19])/([.A20]-[.A1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20])" office:value-type="float" office:value="5.30330490805908" calcext:value-type="float">
            <text:p>5.30330490805908</text:p>
          </table:table-cell>
          <table:table-cell table:formula="of:=LN([.C20])" office:value-type="float" office:value="2.07944154167984" calcext:value-type="float">
            <text:p>2.07944154167984</text:p>
          </table:table-cell>
          <table:table-cell/>
          <table:table-cell table:formula="of:=[.D20]*[.D20]" office:value-type="float" office:value="1" calcext:value-type="float">
            <text:p>1</text:p>
          </table:table-cell>
          <table:table-cell table:formula="of:=[.E20]*[.E20]" office:value-type="float" office:value="28.1250429478435" calcext:value-type="float">
            <text:p>28.1250429478435</text:p>
          </table:table-cell>
          <table:table-cell table:formula="of:=[.D20]*[.E20]" office:value-type="float" office:value="5.30330490805908" calcext:value-type="float">
            <text:p>5.30330490805908</text:p>
          </table:table-cell>
          <table:table-cell table:formula="of:=[.F20]*[.H20]" office:value-type="float" office:value="2.07944154167984" calcext:value-type="float">
            <text:p>2.07944154167984</text:p>
          </table:table-cell>
          <table:table-cell table:formula="of:=[.E20]*[.F20]" office:value-type="float" office:value="11.0279125340126" calcext:value-type="float">
            <text:p>11.0279125340126</text:p>
          </table:table-cell>
          <table:table-cell table:number-columns-repeated="7"/>
          <table:table-cell table:formula="of:=[.B20]*[.D20]" office:value-type="float" office:value="149" calcext:value-type="float">
            <text:p>149</text:p>
          </table:table-cell>
          <table:table-cell table:formula="of:=[.B20]*[.B20]" office:value-type="float" office:value="22201" calcext:value-type="float">
            <text:p>22201</text:p>
          </table:table-cell>
          <table:table-cell table:formula="of:=[.C20]*[.D20]" office:value-type="float" office:value="8" calcext:value-type="float">
            <text:p>8</text:p>
          </table:table-cell>
          <table:table-cell table:formula="of:=[.B20]*[.C20]" office:value-type="float" office:value="1192" calcext:value-type="float">
            <text:p>11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[.AF19]+EXP([.$R$6])*(350-[.AF19])^[.$R$7]" office:value-type="float" office:value="190.24253941462" calcext:value-type="float">
            <text:p>190.24253941462</text:p>
          </table:table-cell>
          <table:table-cell table:formula="of:=[.AG19]+[.$AC$6]+[.$AC$7]*[.AG19]" office:value-type="float" office:value="193.649457117869" calcext:value-type="float">
            <text:p>193.64945711786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51" calcext:value-type="float">
            <text:p>151</text:p>
          </table:table-cell>
          <table:table-cell table:formula="of:=([.B21]-[.B20])/([.A21]-[.A2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1])" office:value-type="float" office:value="5.29330482472449" calcext:value-type="float">
            <text:p>5.29330482472449</text:p>
          </table:table-cell>
          <table:table-cell table:formula="of:=LN([.C21])" office:value-type="float" office:value="1.38629436111989" calcext:value-type="float">
            <text:p>1.38629436111989</text:p>
          </table:table-cell>
          <table:table-cell/>
          <table:table-cell table:formula="of:=[.D21]*[.D21]" office:value-type="float" office:value="1" calcext:value-type="float">
            <text:p>1</text:p>
          </table:table-cell>
          <table:table-cell table:formula="of:=[.E21]*[.E21]" office:value-type="float" office:value="28.0190759674516" calcext:value-type="float">
            <text:p>28.0190759674516</text:p>
          </table:table-cell>
          <table:table-cell table:formula="of:=[.D21]*[.E21]" office:value-type="float" office:value="5.29330482472449" calcext:value-type="float">
            <text:p>5.29330482472449</text:p>
          </table:table-cell>
          <table:table-cell table:formula="of:=[.F21]*[.H21]" office:value-type="float" office:value="1.38629436111989" calcext:value-type="float">
            <text:p>1.38629436111989</text:p>
          </table:table-cell>
          <table:table-cell table:formula="of:=[.E21]*[.F21]" office:value-type="float" office:value="7.33807863020427" calcext:value-type="float">
            <text:p>7.33807863020427</text:p>
          </table:table-cell>
          <table:table-cell table:number-columns-repeated="7"/>
          <table:table-cell table:formula="of:=[.B21]*[.D21]" office:value-type="float" office:value="151" calcext:value-type="float">
            <text:p>151</text:p>
          </table:table-cell>
          <table:table-cell table:formula="of:=[.B21]*[.B21]" office:value-type="float" office:value="22801" calcext:value-type="float">
            <text:p>22801</text:p>
          </table:table-cell>
          <table:table-cell table:formula="of:=[.C21]*[.D21]" office:value-type="float" office:value="4" calcext:value-type="float">
            <text:p>4</text:p>
          </table:table-cell>
          <table:table-cell table:formula="of:=[.B21]*[.C21]" office:value-type="float" office:value="604" calcext:value-type="float">
            <text:p>60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[.AF20]+EXP([.$R$6])*(350-[.AF20])^[.$R$7]" office:value-type="float" office:value="193.542906592643" calcext:value-type="float">
            <text:p>193.542906592643</text:p>
          </table:table-cell>
          <table:table-cell table:formula="of:=[.AG20]+[.$AC$6]+[.$AC$7]*[.AG20]" office:value-type="float" office:value="196.903171641495" calcext:value-type="float">
            <text:p>196.9031716414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([.B22]-[.B21])/([.A22]-[.A2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22])" office:value-type="float" office:value="5.27811465923052" calcext:value-type="float">
            <text:p>5.27811465923052</text:p>
          </table:table-cell>
          <table:table-cell table:formula="of:=LN([.C22])" office:value-type="float" office:value="1.79175946922806" calcext:value-type="float">
            <text:p>1.79175946922806</text:p>
          </table:table-cell>
          <table:table-cell/>
          <table:table-cell table:formula="of:=[.D22]*[.D22]" office:value-type="float" office:value="1" calcext:value-type="float">
            <text:p>1</text:p>
          </table:table-cell>
          <table:table-cell table:formula="of:=[.E22]*[.E22]" office:value-type="float" office:value="27.8584943559841" calcext:value-type="float">
            <text:p>27.8584943559841</text:p>
          </table:table-cell>
          <table:table-cell table:formula="of:=[.D22]*[.E22]" office:value-type="float" office:value="5.27811465923052" calcext:value-type="float">
            <text:p>5.27811465923052</text:p>
          </table:table-cell>
          <table:table-cell table:formula="of:=[.F22]*[.H22]" office:value-type="float" office:value="1.79175946922806" calcext:value-type="float">
            <text:p>1.79175946922806</text:p>
          </table:table-cell>
          <table:table-cell table:formula="of:=[.E22]*[.F22]" office:value-type="float" office:value="9.45711192034769" calcext:value-type="float">
            <text:p>9.45711192034769</text:p>
          </table:table-cell>
          <table:table-cell table:number-columns-repeated="7"/>
          <table:table-cell table:formula="of:=[.B22]*[.D22]" office:value-type="float" office:value="154" calcext:value-type="float">
            <text:p>154</text:p>
          </table:table-cell>
          <table:table-cell table:formula="of:=[.B22]*[.B22]" office:value-type="float" office:value="23716" calcext:value-type="float">
            <text:p>23716</text:p>
          </table:table-cell>
          <table:table-cell table:formula="of:=[.C22]*[.D22]" office:value-type="float" office:value="6" calcext:value-type="float">
            <text:p>6</text:p>
          </table:table-cell>
          <table:table-cell table:formula="of:=[.B22]*[.C22]" office:value-type="float" office:value="924" calcext:value-type="float">
            <text:p>92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[.AF21]+EXP([.$R$6])*(350-[.AF21])^[.$R$7]" office:value-type="float" office:value="196.68029523579" calcext:value-type="float">
            <text:p>196.68029523579</text:p>
          </table:table-cell>
          <table:table-cell table:formula="of:=[.AG21]+[.$AC$6]+[.$AC$7]*[.AG21]" office:value-type="float" office:value="199.932325795442" calcext:value-type="float">
            <text:p>199.93232579544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56" calcext:value-type="float">
            <text:p>156</text:p>
          </table:table-cell>
          <table:table-cell table:formula="of:=([.B23]-[.B22])/([.A23]-[.A2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3])" office:value-type="float" office:value="5.26785815906333" calcext:value-type="float">
            <text:p>5.26785815906333</text:p>
          </table:table-cell>
          <table:table-cell table:formula="of:=LN([.C23])" office:value-type="float" office:value="1.38629436111989" calcext:value-type="float">
            <text:p>1.38629436111989</text:p>
          </table:table-cell>
          <table:table-cell/>
          <table:table-cell table:formula="of:=[.D23]*[.D23]" office:value-type="float" office:value="1" calcext:value-type="float">
            <text:p>1</text:p>
          </table:table-cell>
          <table:table-cell table:formula="of:=[.E23]*[.E23]" office:value-type="float" office:value="27.7503295840101" calcext:value-type="float">
            <text:p>27.7503295840101</text:p>
          </table:table-cell>
          <table:table-cell table:formula="of:=[.D23]*[.E23]" office:value-type="float" office:value="5.26785815906333" calcext:value-type="float">
            <text:p>5.26785815906333</text:p>
          </table:table-cell>
          <table:table-cell table:formula="of:=[.F23]*[.H23]" office:value-type="float" office:value="1.38629436111989" calcext:value-type="float">
            <text:p>1.38629436111989</text:p>
          </table:table-cell>
          <table:table-cell table:formula="of:=[.E23]*[.F23]" office:value-type="float" office:value="7.3028020610889" calcext:value-type="float">
            <text:p>7.3028020610889</text:p>
          </table:table-cell>
          <table:table-cell table:number-columns-repeated="7"/>
          <table:table-cell table:formula="of:=[.B23]*[.D23]" office:value-type="float" office:value="156" calcext:value-type="float">
            <text:p>156</text:p>
          </table:table-cell>
          <table:table-cell table:formula="of:=[.B23]*[.B23]" office:value-type="float" office:value="24336" calcext:value-type="float">
            <text:p>24336</text:p>
          </table:table-cell>
          <table:table-cell table:formula="of:=[.C23]*[.D23]" office:value-type="float" office:value="4" calcext:value-type="float">
            <text:p>4</text:p>
          </table:table-cell>
          <table:table-cell table:formula="of:=[.B23]*[.C23]" office:value-type="float" office:value="624" calcext:value-type="float">
            <text:p>6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[.AF22]+EXP([.$R$6])*(350-[.AF22])^[.$R$7]" office:value-type="float" office:value="199.667231974016" calcext:value-type="float">
            <text:p>199.667231974016</text:p>
          </table:table-cell>
          <table:table-cell table:formula="of:=[.AG22]+[.$AC$6]+[.$AC$7]*[.AG22]" office:value-type="float" office:value="202.752417976777" calcext:value-type="float">
            <text:p>202.752417976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table:formula="of:=([.B24]-[.B23])/([.A24]-[.A2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4])" office:value-type="float" office:value="5.25749537202778" calcext:value-type="float">
            <text:p>5.25749537202778</text:p>
          </table:table-cell>
          <table:table-cell table:formula="of:=LN([.C24])" office:value-type="float" office:value="1.38629436111989" calcext:value-type="float">
            <text:p>1.38629436111989</text:p>
          </table:table-cell>
          <table:table-cell/>
          <table:table-cell table:formula="of:=[.D24]*[.D24]" office:value-type="float" office:value="1" calcext:value-type="float">
            <text:p>1</text:p>
          </table:table-cell>
          <table:table-cell table:formula="of:=[.E24]*[.E24]" office:value-type="float" office:value="27.6412575868935" calcext:value-type="float">
            <text:p>27.6412575868935</text:p>
          </table:table-cell>
          <table:table-cell table:formula="of:=[.D24]*[.E24]" office:value-type="float" office:value="5.25749537202778" calcext:value-type="float">
            <text:p>5.25749537202778</text:p>
          </table:table-cell>
          <table:table-cell table:formula="of:=[.F24]*[.H24]" office:value-type="float" office:value="1.38629436111989" calcext:value-type="float">
            <text:p>1.38629436111989</text:p>
          </table:table-cell>
          <table:table-cell table:formula="of:=[.E24]*[.F24]" office:value-type="float" office:value="7.28843618785603" calcext:value-type="float">
            <text:p>7.28843618785603</text:p>
          </table:table-cell>
          <table:table-cell table:number-columns-repeated="7"/>
          <table:table-cell table:formula="of:=[.B24]*[.D24]" office:value-type="float" office:value="158" calcext:value-type="float">
            <text:p>158</text:p>
          </table:table-cell>
          <table:table-cell table:formula="of:=[.B24]*[.B24]" office:value-type="float" office:value="24964" calcext:value-type="float">
            <text:p>24964</text:p>
          </table:table-cell>
          <table:table-cell table:formula="of:=[.C24]*[.D24]" office:value-type="float" office:value="4" calcext:value-type="float">
            <text:p>4</text:p>
          </table:table-cell>
          <table:table-cell table:formula="of:=[.B24]*[.C24]" office:value-type="float" office:value="632" calcext:value-type="float">
            <text:p>63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[.AF23]+EXP([.$R$6])*(350-[.AF23])^[.$R$7]" office:value-type="float" office:value="202.514952859717" calcext:value-type="float">
            <text:p>202.514952859717</text:p>
          </table:table-cell>
          <table:table-cell table:formula="of:=[.AG23]+[.$AC$6]+[.$AC$7]*[.AG23]" office:value-type="float" office:value="205.37787693563" calcext:value-type="float">
            <text:p>205.3778769356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60" calcext:value-type="float">
            <text:p>160</text:p>
          </table:table-cell>
          <table:table-cell table:formula="of:=([.B25]-[.B24])/([.A25]-[.A2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5])" office:value-type="float" office:value="5.24702407216049" calcext:value-type="float">
            <text:p>5.24702407216049</text:p>
          </table:table-cell>
          <table:table-cell table:formula="of:=LN([.C25])" office:value-type="float" office:value="1.38629436111989" calcext:value-type="float">
            <text:p>1.38629436111989</text:p>
          </table:table-cell>
          <table:table-cell/>
          <table:table-cell table:formula="of:=[.D25]*[.D25]" office:value-type="float" office:value="1" calcext:value-type="float">
            <text:p>1</text:p>
          </table:table-cell>
          <table:table-cell table:formula="of:=[.E25]*[.E25]" office:value-type="float" office:value="27.5312616138316" calcext:value-type="float">
            <text:p>27.5312616138316</text:p>
          </table:table-cell>
          <table:table-cell table:formula="of:=[.D25]*[.E25]" office:value-type="float" office:value="5.24702407216049" calcext:value-type="float">
            <text:p>5.24702407216049</text:p>
          </table:table-cell>
          <table:table-cell table:formula="of:=[.F25]*[.H25]" office:value-type="float" office:value="1.38629436111989" calcext:value-type="float">
            <text:p>1.38629436111989</text:p>
          </table:table-cell>
          <table:table-cell table:formula="of:=[.E25]*[.F25]" office:value-type="float" office:value="7.27391988389641" calcext:value-type="float">
            <text:p>7.27391988389641</text:p>
          </table:table-cell>
          <table:table-cell table:number-columns-repeated="7"/>
          <table:table-cell table:formula="of:=[.B25]*[.D25]" office:value-type="float" office:value="160" calcext:value-type="float">
            <text:p>160</text:p>
          </table:table-cell>
          <table:table-cell table:formula="of:=[.B25]*[.B25]" office:value-type="float" office:value="25600" calcext:value-type="float">
            <text:p>25600</text:p>
          </table:table-cell>
          <table:table-cell table:formula="of:=[.C25]*[.D25]" office:value-type="float" office:value="4" calcext:value-type="float">
            <text:p>4</text:p>
          </table:table-cell>
          <table:table-cell table:formula="of:=[.B25]*[.C25]" office:value-type="float" office:value="640" calcext:value-type="float">
            <text:p>64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formula="of:=[.AF24]+EXP([.$R$6])*(350-[.AF24])^[.$R$7]" office:value-type="float" office:value="205.233568442082" calcext:value-type="float">
            <text:p>205.233568442082</text:p>
          </table:table-cell>
          <table:table-cell table:formula="of:=[.AG24]+[.$AC$6]+[.$AC$7]*[.AG24]" office:value-type="float" office:value="207.822135598607" calcext:value-type="float">
            <text:p>207.82213559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table:formula="of:=([.B26]-[.B25])/([.A26]-[.A2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6])" office:value-type="float" office:value="5.23644196282995" calcext:value-type="float">
            <text:p>5.23644196282995</text:p>
          </table:table-cell>
          <table:table-cell table:formula="of:=LN([.C26])" office:value-type="float" office:value="1.38629436111989" calcext:value-type="float">
            <text:p>1.38629436111989</text:p>
          </table:table-cell>
          <table:table-cell/>
          <table:table-cell table:formula="of:=[.D26]*[.D26]" office:value-type="float" office:value="1" calcext:value-type="float">
            <text:p>1</text:p>
          </table:table-cell>
          <table:table-cell table:formula="of:=[.E26]*[.E26]" office:value-type="float" office:value="27.4203244300864" calcext:value-type="float">
            <text:p>27.4203244300864</text:p>
          </table:table-cell>
          <table:table-cell table:formula="of:=[.D26]*[.E26]" office:value-type="float" office:value="5.23644196282995" calcext:value-type="float">
            <text:p>5.23644196282995</text:p>
          </table:table-cell>
          <table:table-cell table:formula="of:=[.F26]*[.H26]" office:value-type="float" office:value="1.38629436111989" calcext:value-type="float">
            <text:p>1.38629436111989</text:p>
          </table:table-cell>
          <table:table-cell table:formula="of:=[.E26]*[.F26]" office:value-type="float" office:value="7.25924996540273" calcext:value-type="float">
            <text:p>7.25924996540273</text:p>
          </table:table-cell>
          <table:table-cell table:number-columns-repeated="7"/>
          <table:table-cell table:formula="of:=[.B26]*[.D26]" office:value-type="float" office:value="162" calcext:value-type="float">
            <text:p>162</text:p>
          </table:table-cell>
          <table:table-cell table:formula="of:=[.B26]*[.B26]" office:value-type="float" office:value="26244" calcext:value-type="float">
            <text:p>26244</text:p>
          </table:table-cell>
          <table:table-cell table:formula="of:=[.C26]*[.D26]" office:value-type="float" office:value="4" calcext:value-type="float">
            <text:p>4</text:p>
          </table:table-cell>
          <table:table-cell table:formula="of:=[.B26]*[.C26]" office:value-type="float" office:value="648" calcext:value-type="float">
            <text:p>64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formula="of:=[.AF25]+EXP([.$R$6])*(350-[.AF25])^[.$R$7]" office:value-type="float" office:value="207.832203822849" calcext:value-type="float">
            <text:p>207.832203822849</text:p>
          </table:table-cell>
          <table:table-cell table:formula="of:=[.AG25]+[.$AC$6]+[.$AC$7]*[.AG25]" office:value-type="float" office:value="210.09769979716" calcext:value-type="float">
            <text:p>210.097699797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5" calcext:value-type="float">
            <text:p>165</text:p>
          </table:table-cell>
          <table:table-cell table:formula="of:=([.B27]-[.B26])/([.A27]-[.A2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27])" office:value-type="float" office:value="5.22035582507832" calcext:value-type="float">
            <text:p>5.22035582507832</text:p>
          </table:table-cell>
          <table:table-cell table:formula="of:=LN([.C27])" office:value-type="float" office:value="1.79175946922806" calcext:value-type="float">
            <text:p>1.79175946922806</text:p>
          </table:table-cell>
          <table:table-cell/>
          <table:table-cell table:formula="of:=[.D27]*[.D27]" office:value-type="float" office:value="1" calcext:value-type="float">
            <text:p>1</text:p>
          </table:table-cell>
          <table:table-cell table:formula="of:=[.E27]*[.E27]" office:value-type="float" office:value="27.2521149404292" calcext:value-type="float">
            <text:p>27.2521149404292</text:p>
          </table:table-cell>
          <table:table-cell table:formula="of:=[.D27]*[.E27]" office:value-type="float" office:value="5.22035582507832" calcext:value-type="float">
            <text:p>5.22035582507832</text:p>
          </table:table-cell>
          <table:table-cell table:formula="of:=[.F27]*[.H27]" office:value-type="float" office:value="1.79175946922806" calcext:value-type="float">
            <text:p>1.79175946922806</text:p>
          </table:table-cell>
          <table:table-cell table:formula="of:=[.E27]*[.F27]" office:value-type="float" office:value="9.35362198232392" calcext:value-type="float">
            <text:p>9.35362198232392</text:p>
          </table:table-cell>
          <table:table-cell table:number-columns-repeated="7"/>
          <table:table-cell table:formula="of:=[.B27]*[.D27]" office:value-type="float" office:value="165" calcext:value-type="float">
            <text:p>165</text:p>
          </table:table-cell>
          <table:table-cell table:formula="of:=[.B27]*[.B27]" office:value-type="float" office:value="27225" calcext:value-type="float">
            <text:p>27225</text:p>
          </table:table-cell>
          <table:table-cell table:formula="of:=[.C27]*[.D27]" office:value-type="float" office:value="6" calcext:value-type="float">
            <text:p>6</text:p>
          </table:table-cell>
          <table:table-cell table:formula="of:=[.B27]*[.C27]" office:value-type="float" office:value="990" calcext:value-type="float">
            <text:p>99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formula="of:=[.AF26]+EXP([.$R$6])*(350-[.AF26])^[.$R$7]" office:value-type="float" office:value="210.319118047978" calcext:value-type="float">
            <text:p>210.319118047978</text:p>
          </table:table-cell>
          <table:table-cell table:formula="of:=[.AG26]+[.$AC$6]+[.$AC$7]*[.AG26]" office:value-type="float" office:value="212.216212252561" calcext:value-type="float">
            <text:p>212.216212252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([.B28]-[.B27])/([.A28]-[.A2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8])" office:value-type="float" office:value="5.20948615284142" calcext:value-type="float">
            <text:p>5.20948615284142</text:p>
          </table:table-cell>
          <table:table-cell table:formula="of:=LN([.C28])" office:value-type="float" office:value="1.38629436111989" calcext:value-type="float">
            <text:p>1.38629436111989</text:p>
          </table:table-cell>
          <table:table-cell/>
          <table:table-cell table:formula="of:=[.D28]*[.D28]" office:value-type="float" office:value="1" calcext:value-type="float">
            <text:p>1</text:p>
          </table:table-cell>
          <table:table-cell table:formula="of:=[.E28]*[.E28]" office:value-type="float" office:value="27.1387459766465" calcext:value-type="float">
            <text:p>27.1387459766465</text:p>
          </table:table-cell>
          <table:table-cell table:formula="of:=[.D28]*[.E28]" office:value-type="float" office:value="5.20948615284142" calcext:value-type="float">
            <text:p>5.20948615284142</text:p>
          </table:table-cell>
          <table:table-cell table:formula="of:=[.F28]*[.H28]" office:value-type="float" office:value="1.38629436111989" calcext:value-type="float">
            <text:p>1.38629436111989</text:p>
          </table:table-cell>
          <table:table-cell table:formula="of:=[.E28]*[.F28]" office:value-type="float" office:value="7.22188127801622" calcext:value-type="float">
            <text:p>7.22188127801622</text:p>
          </table:table-cell>
          <table:table-cell table:number-columns-repeated="7"/>
          <table:table-cell table:formula="of:=[.B28]*[.D28]" office:value-type="float" office:value="167" calcext:value-type="float">
            <text:p>167</text:p>
          </table:table-cell>
          <table:table-cell table:formula="of:=[.B28]*[.B28]" office:value-type="float" office:value="27889" calcext:value-type="float">
            <text:p>27889</text:p>
          </table:table-cell>
          <table:table-cell table:formula="of:=[.C28]*[.D28]" office:value-type="float" office:value="4" calcext:value-type="float">
            <text:p>4</text:p>
          </table:table-cell>
          <table:table-cell table:formula="of:=[.B28]*[.C28]" office:value-type="float" office:value="668" calcext:value-type="float">
            <text:p>668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[.AF27]+EXP([.$R$6])*(350-[.AF27])^[.$R$7]" office:value-type="float" office:value="212.701806338621" calcext:value-type="float">
            <text:p>212.701806338621</text:p>
          </table:table-cell>
          <table:table-cell table:formula="of:=[.AG27]+[.$AC$6]+[.$AC$7]*[.AG27]" office:value-type="float" office:value="214.188512144843" calcext:value-type="float">
            <text:p>214.18851214484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9" calcext:value-type="float">
            <text:p>169</text:p>
          </table:table-cell>
          <table:table-cell table:formula="of:=([.B29]-[.B28])/([.A29]-[.A2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9])" office:value-type="float" office:value="5.19849703126583" calcext:value-type="float">
            <text:p>5.19849703126583</text:p>
          </table:table-cell>
          <table:table-cell table:formula="of:=LN([.C29])" office:value-type="float" office:value="1.38629436111989" calcext:value-type="float">
            <text:p>1.38629436111989</text:p>
          </table:table-cell>
          <table:table-cell/>
          <table:table-cell table:formula="of:=[.D29]*[.D29]" office:value-type="float" office:value="1" calcext:value-type="float">
            <text:p>1</text:p>
          </table:table-cell>
          <table:table-cell table:formula="of:=[.E29]*[.E29]" office:value-type="float" office:value="27.0243713840796" calcext:value-type="float">
            <text:p>27.0243713840796</text:p>
          </table:table-cell>
          <table:table-cell table:formula="of:=[.D29]*[.E29]" office:value-type="float" office:value="5.19849703126583" calcext:value-type="float">
            <text:p>5.19849703126583</text:p>
          </table:table-cell>
          <table:table-cell table:formula="of:=[.F29]*[.H29]" office:value-type="float" office:value="1.38629436111989" calcext:value-type="float">
            <text:p>1.38629436111989</text:p>
          </table:table-cell>
          <table:table-cell table:formula="of:=[.E29]*[.F29]" office:value-type="float" office:value="7.20664712074231" calcext:value-type="float">
            <text:p>7.20664712074231</text:p>
          </table:table-cell>
          <table:table-cell table:number-columns-repeated="7"/>
          <table:table-cell table:formula="of:=[.B29]*[.D29]" office:value-type="float" office:value="169" calcext:value-type="float">
            <text:p>169</text:p>
          </table:table-cell>
          <table:table-cell table:formula="of:=[.B29]*[.B29]" office:value-type="float" office:value="28561" calcext:value-type="float">
            <text:p>28561</text:p>
          </table:table-cell>
          <table:table-cell table:formula="of:=[.C29]*[.D29]" office:value-type="float" office:value="4" calcext:value-type="float">
            <text:p>4</text:p>
          </table:table-cell>
          <table:table-cell table:formula="of:=[.B29]*[.C29]"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table:formula="of:=([.B30]-[.B29])/([.A30]-[.A2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0])" office:value-type="float" office:value="5.18738580584076" calcext:value-type="float">
            <text:p>5.18738580584076</text:p>
          </table:table-cell>
          <table:table-cell table:formula="of:=LN([.C30])" office:value-type="float" office:value="1.38629436111989" calcext:value-type="float">
            <text:p>1.38629436111989</text:p>
          </table:table-cell>
          <table:table-cell/>
          <table:table-cell table:formula="of:=[.D30]*[.D30]" office:value-type="float" office:value="1" calcext:value-type="float">
            <text:p>1</text:p>
          </table:table-cell>
          <table:table-cell table:formula="of:=[.E30]*[.E30]" office:value-type="float" office:value="26.9089714986381" calcext:value-type="float">
            <text:p>26.9089714986381</text:p>
          </table:table-cell>
          <table:table-cell table:formula="of:=[.D30]*[.E30]" office:value-type="float" office:value="5.18738580584076" calcext:value-type="float">
            <text:p>5.18738580584076</text:p>
          </table:table-cell>
          <table:table-cell table:formula="of:=[.F30]*[.H30]" office:value-type="float" office:value="1.38629436111989" calcext:value-type="float">
            <text:p>1.38629436111989</text:p>
          </table:table-cell>
          <table:table-cell table:formula="of:=[.E30]*[.F30]" office:value-type="float" office:value="7.1912436915904" calcext:value-type="float">
            <text:p>7.1912436915904</text:p>
          </table:table-cell>
          <table:table-cell table:number-columns-repeated="7"/>
          <table:table-cell table:formula="of:=[.B30]*[.D30]" office:value-type="float" office:value="171" calcext:value-type="float">
            <text:p>171</text:p>
          </table:table-cell>
          <table:table-cell table:formula="of:=[.B30]*[.B30]" office:value-type="float" office:value="29241" calcext:value-type="float">
            <text:p>29241</text:p>
          </table:table-cell>
          <table:table-cell table:formula="of:=[.C30]*[.D30]" office:value-type="float" office:value="4" calcext:value-type="float">
            <text:p>4</text:p>
          </table:table-cell>
          <table:table-cell table:formula="of:=[.B30]*[.C30]"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4" calcext:value-type="float">
            <text:p>174</text:p>
          </table:table-cell>
          <table:table-cell table:formula="of:=([.B31]-[.B30])/([.A31]-[.A3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31])" office:value-type="float" office:value="5.17048399503815" calcext:value-type="float">
            <text:p>5.17048399503815</text:p>
          </table:table-cell>
          <table:table-cell table:formula="of:=LN([.C31])" office:value-type="float" office:value="1.79175946922806" calcext:value-type="float">
            <text:p>1.79175946922806</text:p>
          </table:table-cell>
          <table:table-cell/>
          <table:table-cell table:formula="of:=[.D31]*[.D31]" office:value-type="float" office:value="1" calcext:value-type="float">
            <text:p>1</text:p>
          </table:table-cell>
          <table:table-cell table:formula="of:=[.E31]*[.E31]" office:value-type="float" office:value="26.7339047429457" calcext:value-type="float">
            <text:p>26.7339047429457</text:p>
          </table:table-cell>
          <table:table-cell table:formula="of:=[.D31]*[.E31]" office:value-type="float" office:value="5.17048399503815" calcext:value-type="float">
            <text:p>5.17048399503815</text:p>
          </table:table-cell>
          <table:table-cell table:formula="of:=[.F31]*[.H31]" office:value-type="float" office:value="1.79175946922806" calcext:value-type="float">
            <text:p>1.79175946922806</text:p>
          </table:table-cell>
          <table:table-cell table:formula="of:=[.E31]*[.F31]" office:value-type="float" office:value="9.26426365860171" calcext:value-type="float">
            <text:p>9.26426365860171</text:p>
          </table:table-cell>
          <table:table-cell table:number-columns-repeated="7"/>
          <table:table-cell table:formula="of:=[.B31]*[.D31]" office:value-type="float" office:value="174" calcext:value-type="float">
            <text:p>174</text:p>
          </table:table-cell>
          <table:table-cell table:formula="of:=[.B31]*[.B31]" office:value-type="float" office:value="30276" calcext:value-type="float">
            <text:p>30276</text:p>
          </table:table-cell>
          <table:table-cell table:formula="of:=[.C31]*[.D31]" office:value-type="float" office:value="6" calcext:value-type="float">
            <text:p>6</text:p>
          </table:table-cell>
          <table:table-cell table:formula="of:=[.B31]*[.C31]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formula="of:=([.B32]-[.B31])/([.A32]-[.A31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2])" office:value-type="float" office:value="5.15905529921453" calcext:value-type="float">
            <text:p>5.15905529921453</text:p>
          </table:table-cell>
          <table:table-cell table:formula="of:=LN([.C32])" office:value-type="float" office:value="1.38629436111989" calcext:value-type="float">
            <text:p>1.38629436111989</text:p>
          </table:table-cell>
          <table:table-cell/>
          <table:table-cell table:formula="of:=[.D32]*[.D32]" office:value-type="float" office:value="1" calcext:value-type="float">
            <text:p>1</text:p>
          </table:table-cell>
          <table:table-cell table:formula="of:=[.E32]*[.E32]" office:value-type="float" office:value="26.6158515803535" calcext:value-type="float">
            <text:p>26.6158515803535</text:p>
          </table:table-cell>
          <table:table-cell table:formula="of:=[.D32]*[.E32]" office:value-type="float" office:value="5.15905529921453" calcext:value-type="float">
            <text:p>5.15905529921453</text:p>
          </table:table-cell>
          <table:table-cell table:formula="of:=[.F32]*[.H32]" office:value-type="float" office:value="1.38629436111989" calcext:value-type="float">
            <text:p>1.38629436111989</text:p>
          </table:table-cell>
          <table:table-cell table:formula="of:=[.E32]*[.F32]" office:value-type="float" office:value="7.15196927000679" calcext:value-type="float">
            <text:p>7.15196927000679</text:p>
          </table:table-cell>
          <table:table-cell table:number-columns-repeated="7"/>
          <table:table-cell table:formula="of:=[.B32]*[.D32]" office:value-type="float" office:value="176" calcext:value-type="float">
            <text:p>176</text:p>
          </table:table-cell>
          <table:table-cell table:formula="of:=[.B32]*[.B32]" office:value-type="float" office:value="30976" calcext:value-type="float">
            <text:p>30976</text:p>
          </table:table-cell>
          <table:table-cell table:formula="of:=[.C32]*[.D32]" office:value-type="float" office:value="4" calcext:value-type="float">
            <text:p>4</text:p>
          </table:table-cell>
          <table:table-cell table:formula="of:=[.B32]*[.C32]"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80" calcext:value-type="float">
            <text:p>180</text:p>
          </table:table-cell>
          <table:table-cell table:formula="of:=([.B33]-[.B32])/([.A33]-[.A3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33])" office:value-type="float" office:value="5.13579843705026" calcext:value-type="float">
            <text:p>5.13579843705026</text:p>
          </table:table-cell>
          <table:table-cell table:formula="of:=LN([.C33])" office:value-type="float" office:value="2.07944154167984" calcext:value-type="float">
            <text:p>2.07944154167984</text:p>
          </table:table-cell>
          <table:table-cell/>
          <table:table-cell table:formula="of:=[.D33]*[.D33]" office:value-type="float" office:value="1" calcext:value-type="float">
            <text:p>1</text:p>
          </table:table-cell>
          <table:table-cell table:formula="of:=[.E33]*[.E33]" office:value-type="float" office:value="26.3764255860079" calcext:value-type="float">
            <text:p>26.3764255860079</text:p>
          </table:table-cell>
          <table:table-cell table:formula="of:=[.D33]*[.E33]" office:value-type="float" office:value="5.13579843705026" calcext:value-type="float">
            <text:p>5.13579843705026</text:p>
          </table:table-cell>
          <table:table-cell table:formula="of:=[.F33]*[.H33]" office:value-type="float" office:value="2.07944154167984" calcext:value-type="float">
            <text:p>2.07944154167984</text:p>
          </table:table-cell>
          <table:table-cell table:formula="of:=[.E33]*[.F33]" office:value-type="float" office:value="10.6795926196967" calcext:value-type="float">
            <text:p>10.6795926196967</text:p>
          </table:table-cell>
          <table:table-cell table:number-columns-repeated="7"/>
          <table:table-cell table:formula="of:=[.B33]*[.D33]" office:value-type="float" office:value="180" calcext:value-type="float">
            <text:p>180</text:p>
          </table:table-cell>
          <table:table-cell table:formula="of:=[.B33]*[.B33]" office:value-type="float" office:value="32400" calcext:value-type="float">
            <text:p>32400</text:p>
          </table:table-cell>
          <table:table-cell table:formula="of:=[.C33]*[.D33]" office:value-type="float" office:value="8" calcext:value-type="float">
            <text:p>8</text:p>
          </table:table-cell>
          <table:table-cell table:formula="of:=[.B33]*[.C33]"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formula="of:=([.B34]-[.B33])/([.A34]-[.A3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34])" office:value-type="float" office:value="5.11799381241676" calcext:value-type="float">
            <text:p>5.11799381241676</text:p>
          </table:table-cell>
          <table:table-cell table:formula="of:=LN([.C34])" office:value-type="float" office:value="1.79175946922806" calcext:value-type="float">
            <text:p>1.79175946922806</text:p>
          </table:table-cell>
          <table:table-cell/>
          <table:table-cell table:formula="of:=[.D34]*[.D34]" office:value-type="float" office:value="1" calcext:value-type="float">
            <text:p>1</text:p>
          </table:table-cell>
          <table:table-cell table:formula="of:=[.E34]*[.E34]" office:value-type="float" office:value="26.1938606639362" calcext:value-type="float">
            <text:p>26.1938606639362</text:p>
          </table:table-cell>
          <table:table-cell table:formula="of:=[.D34]*[.E34]" office:value-type="float" office:value="5.11799381241676" calcext:value-type="float">
            <text:p>5.11799381241676</text:p>
          </table:table-cell>
          <table:table-cell table:formula="of:=[.F34]*[.H34]" office:value-type="float" office:value="1.79175946922806" calcext:value-type="float">
            <text:p>1.79175946922806</text:p>
          </table:table-cell>
          <table:table-cell table:formula="of:=[.E34]*[.F34]" office:value-type="float" office:value="9.17021387684832" calcext:value-type="float">
            <text:p>9.17021387684832</text:p>
          </table:table-cell>
          <table:table-cell table:number-columns-repeated="7"/>
          <table:table-cell table:formula="of:=[.B34]*[.D34]" office:value-type="float" office:value="183" calcext:value-type="float">
            <text:p>183</text:p>
          </table:table-cell>
          <table:table-cell table:formula="of:=[.B34]*[.B34]" office:value-type="float" office:value="33489" calcext:value-type="float">
            <text:p>33489</text:p>
          </table:table-cell>
          <table:table-cell table:formula="of:=[.C34]*[.D34]" office:value-type="float" office:value="6" calcext:value-type="float">
            <text:p>6</text:p>
          </table:table-cell>
          <table:table-cell table:formula="of:=[.B34]*[.C34]" office:value-type="float" office:value="1098" calcext:value-type="float">
            <text:p>1098</text:p>
          </table:table-cell>
          <table:table-cell table:number-columns-repeated="10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5" calcext:value-type="float">
            <text:p>185</text:p>
          </table:table-cell>
          <table:table-cell table:formula="of:=([.B35]-[.B34])/([.A35]-[.A3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5])" office:value-type="float" office:value="5.10594547390058" calcext:value-type="float">
            <text:p>5.10594547390058</text:p>
          </table:table-cell>
          <table:table-cell table:formula="of:=LN([.C35])" office:value-type="float" office:value="1.38629436111989" calcext:value-type="float">
            <text:p>1.38629436111989</text:p>
          </table:table-cell>
          <table:table-cell/>
          <table:table-cell table:formula="of:=[.D35]*[.D35]" office:value-type="float" office:value="1" calcext:value-type="float">
            <text:p>1</text:p>
          </table:table-cell>
          <table:table-cell table:formula="of:=[.E35]*[.E35]" office:value-type="float" office:value="26.0706791824458" calcext:value-type="float">
            <text:p>26.0706791824458</text:p>
          </table:table-cell>
          <table:table-cell table:formula="of:=[.D35]*[.E35]" office:value-type="float" office:value="5.10594547390058" calcext:value-type="float">
            <text:p>5.10594547390058</text:p>
          </table:table-cell>
          <table:table-cell table:formula="of:=[.F35]*[.H35]" office:value-type="float" office:value="1.38629436111989" calcext:value-type="float">
            <text:p>1.38629436111989</text:p>
          </table:table-cell>
          <table:table-cell table:formula="of:=[.E35]*[.F35]" office:value-type="float" office:value="7.078343418654" calcext:value-type="float">
            <text:p>7.078343418654</text:p>
          </table:table-cell>
          <table:table-cell table:number-columns-repeated="7"/>
          <table:table-cell table:formula="of:=[.B35]*[.D35]" office:value-type="float" office:value="185" calcext:value-type="float">
            <text:p>185</text:p>
          </table:table-cell>
          <table:table-cell table:formula="of:=[.B35]*[.B35]" office:value-type="float" office:value="34225" calcext:value-type="float">
            <text:p>34225</text:p>
          </table:table-cell>
          <table:table-cell table:formula="of:=[.C35]*[.D35]" office:value-type="float" office:value="4" calcext:value-type="float">
            <text:p>4</text:p>
          </table:table-cell>
          <table:table-cell table:formula="of:=[.B35]*[.C35]"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formula="of:=([.B36]-[.B35])/([.A36]-[.A3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36])" office:value-type="float" office:value="5.08140436498446" calcext:value-type="float">
            <text:p>5.08140436498446</text:p>
          </table:table-cell>
          <table:table-cell table:formula="of:=LN([.C36])" office:value-type="float" office:value="2.07944154167984" calcext:value-type="float">
            <text:p>2.07944154167984</text:p>
          </table:table-cell>
          <table:table-cell/>
          <table:table-cell table:formula="of:=[.D36]*[.D36]" office:value-type="float" office:value="1" calcext:value-type="float">
            <text:p>1</text:p>
          </table:table-cell>
          <table:table-cell table:formula="of:=[.E36]*[.E36]" office:value-type="float" office:value="25.8206703204832" calcext:value-type="float">
            <text:p>25.8206703204832</text:p>
          </table:table-cell>
          <table:table-cell table:formula="of:=[.D36]*[.E36]" office:value-type="float" office:value="5.08140436498446" calcext:value-type="float">
            <text:p>5.08140436498446</text:p>
          </table:table-cell>
          <table:table-cell table:formula="of:=[.F36]*[.H36]" office:value-type="float" office:value="2.07944154167984" calcext:value-type="float">
            <text:p>2.07944154167984</text:p>
          </table:table-cell>
          <table:table-cell table:formula="of:=[.E36]*[.F36]" office:value-type="float" office:value="10.5664833266219" calcext:value-type="float">
            <text:p>10.5664833266219</text:p>
          </table:table-cell>
          <table:table-cell table:number-columns-repeated="7"/>
          <table:table-cell table:formula="of:=[.B36]*[.D36]" office:value-type="float" office:value="189" calcext:value-type="float">
            <text:p>189</text:p>
          </table:table-cell>
          <table:table-cell table:formula="of:=[.B36]*[.B36]" office:value-type="float" office:value="35721" calcext:value-type="float">
            <text:p>35721</text:p>
          </table:table-cell>
          <table:table-cell table:formula="of:=[.C36]*[.D36]" office:value-type="float" office:value="8" calcext:value-type="float">
            <text:p>8</text:p>
          </table:table-cell>
          <table:table-cell table:formula="of:=[.B36]*[.C36]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0" calcext:value-type="float">
            <text:p>190</text:p>
          </table:table-cell>
          <table:table-cell table:formula="of:=([.B37]-[.B36])/([.A37]-[.A3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37])" office:value-type="float" office:value="5.07517381523383" calcext:value-type="float">
            <text:p>5.07517381523383</text:p>
          </table:table-cell>
          <table:table-cell table:formula="of:=LN([.C37])" office:value-type="float" office:value="0.693147180559945" calcext:value-type="float">
            <text:p>0.693147180559945</text:p>
          </table:table-cell>
          <table:table-cell/>
          <table:table-cell table:formula="of:=[.D37]*[.D37]" office:value-type="float" office:value="1" calcext:value-type="float">
            <text:p>1</text:p>
          </table:table-cell>
          <table:table-cell table:formula="of:=[.E37]*[.E37]" office:value-type="float" office:value="25.7573892548351" calcext:value-type="float">
            <text:p>25.7573892548351</text:p>
          </table:table-cell>
          <table:table-cell table:formula="of:=[.D37]*[.E37]" office:value-type="float" office:value="5.07517381523383" calcext:value-type="float">
            <text:p>5.07517381523383</text:p>
          </table:table-cell>
          <table:table-cell table:formula="of:=[.F37]*[.H37]" office:value-type="float" office:value="0.693147180559945" calcext:value-type="float">
            <text:p>0.693147180559945</text:p>
          </table:table-cell>
          <table:table-cell table:formula="of:=[.E37]*[.F37]" office:value-type="float" office:value="3.51784242088099" calcext:value-type="float">
            <text:p>3.51784242088099</text:p>
          </table:table-cell>
          <table:table-cell table:number-columns-repeated="7"/>
          <table:table-cell table:formula="of:=[.B37]*[.D37]" office:value-type="float" office:value="190" calcext:value-type="float">
            <text:p>190</text:p>
          </table:table-cell>
          <table:table-cell table:formula="of:=[.B37]*[.B37]" office:value-type="float" office:value="36100" calcext:value-type="float">
            <text:p>36100</text:p>
          </table:table-cell>
          <table:table-cell table:formula="of:=[.C37]*[.D37]" office:value-type="float" office:value="2" calcext:value-type="float">
            <text:p>2</text:p>
          </table:table-cell>
          <table:table-cell table:formula="of:=[.B37]*[.C37]"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formula="of:=([.B38]-[.B37])/([.A38]-[.A3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8])" office:value-type="float" office:value="5.06259503302697" calcext:value-type="float">
            <text:p>5.06259503302697</text:p>
          </table:table-cell>
          <table:table-cell table:formula="of:=LN([.C38])" office:value-type="float" office:value="1.38629436111989" calcext:value-type="float">
            <text:p>1.38629436111989</text:p>
          </table:table-cell>
          <table:table-cell/>
          <table:table-cell table:formula="of:=[.D38]*[.D38]" office:value-type="float" office:value="1" calcext:value-type="float">
            <text:p>1</text:p>
          </table:table-cell>
          <table:table-cell table:formula="of:=[.E38]*[.E38]" office:value-type="float" office:value="25.6298684684293" calcext:value-type="float">
            <text:p>25.6298684684293</text:p>
          </table:table-cell>
          <table:table-cell table:formula="of:=[.D38]*[.E38]" office:value-type="float" office:value="5.06259503302697" calcext:value-type="float">
            <text:p>5.06259503302697</text:p>
          </table:table-cell>
          <table:table-cell table:formula="of:=[.F38]*[.H38]" office:value-type="float" office:value="1.38629436111989" calcext:value-type="float">
            <text:p>1.38629436111989</text:p>
          </table:table-cell>
          <table:table-cell table:formula="of:=[.E38]*[.F38]" office:value-type="float" office:value="7.01824694691885" calcext:value-type="float">
            <text:p>7.01824694691885</text:p>
          </table:table-cell>
          <table:table-cell table:number-columns-repeated="7"/>
          <table:table-cell table:formula="of:=[.B38]*[.D38]" office:value-type="float" office:value="192" calcext:value-type="float">
            <text:p>192</text:p>
          </table:table-cell>
          <table:table-cell table:formula="of:=[.B38]*[.B38]" office:value-type="float" office:value="36864" calcext:value-type="float">
            <text:p>36864</text:p>
          </table:table-cell>
          <table:table-cell table:formula="of:=[.C38]*[.D38]" office:value-type="float" office:value="4" calcext:value-type="float">
            <text:p>4</text:p>
          </table:table-cell>
          <table:table-cell table:formula="of:=[.B38]*[.C38]"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4" calcext:value-type="float">
            <text:p>194</text:p>
          </table:table-cell>
          <table:table-cell table:formula="of:=([.B39]-[.B38])/([.A39]-[.A3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9])" office:value-type="float" office:value="5.04985600724954" calcext:value-type="float">
            <text:p>5.04985600724954</text:p>
          </table:table-cell>
          <table:table-cell table:formula="of:=LN([.C39])" office:value-type="float" office:value="1.38629436111989" calcext:value-type="float">
            <text:p>1.38629436111989</text:p>
          </table:table-cell>
          <table:table-cell/>
          <table:table-cell table:formula="of:=[.D39]*[.D39]" office:value-type="float" office:value="1" calcext:value-type="float">
            <text:p>1</text:p>
          </table:table-cell>
          <table:table-cell table:formula="of:=[.E39]*[.E39]" office:value-type="float" office:value="25.5010456939542" calcext:value-type="float">
            <text:p>25.5010456939542</text:p>
          </table:table-cell>
          <table:table-cell table:formula="of:=[.D39]*[.E39]" office:value-type="float" office:value="5.04985600724954" calcext:value-type="float">
            <text:p>5.04985600724954</text:p>
          </table:table-cell>
          <table:table-cell table:formula="of:=[.F39]*[.H39]" office:value-type="float" office:value="1.38629436111989" calcext:value-type="float">
            <text:p>1.38629436111989</text:p>
          </table:table-cell>
          <table:table-cell table:formula="of:=[.E39]*[.F39]" office:value-type="float" office:value="7.00058690731744" calcext:value-type="float">
            <text:p>7.00058690731744</text:p>
          </table:table-cell>
          <table:table-cell table:number-columns-repeated="7"/>
          <table:table-cell table:formula="of:=[.B39]*[.D39]" office:value-type="float" office:value="194" calcext:value-type="float">
            <text:p>194</text:p>
          </table:table-cell>
          <table:table-cell table:formula="of:=[.B39]*[.B39]" office:value-type="float" office:value="37636" calcext:value-type="float">
            <text:p>37636</text:p>
          </table:table-cell>
          <table:table-cell table:formula="of:=[.C39]*[.D39]" office:value-type="float" office:value="4" calcext:value-type="float">
            <text:p>4</text:p>
          </table:table-cell>
          <table:table-cell table:formula="of:=[.B39]*[.C39]"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6" calcext:value-type="float">
            <text:p>196</text:p>
          </table:table-cell>
          <table:table-cell table:formula="of:=([.B40]-[.B39])/([.A40]-[.A3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40])" office:value-type="float" office:value="5.03695260241363" calcext:value-type="float">
            <text:p>5.03695260241363</text:p>
          </table:table-cell>
          <table:table-cell table:formula="of:=LN([.C40])" office:value-type="float" office:value="0.693147180559945" calcext:value-type="float">
            <text:p>0.693147180559945</text:p>
          </table:table-cell>
          <table:table-cell/>
          <table:table-cell table:formula="of:=[.D40]*[.D40]" office:value-type="float" office:value="1" calcext:value-type="float">
            <text:p>1</text:p>
          </table:table-cell>
          <table:table-cell table:formula="of:=[.E40]*[.E40]" office:value-type="float" office:value="25.3708915189614" calcext:value-type="float">
            <text:p>25.3708915189614</text:p>
          </table:table-cell>
          <table:table-cell table:formula="of:=[.D40]*[.E40]" office:value-type="float" office:value="5.03695260241363" calcext:value-type="float">
            <text:p>5.03695260241363</text:p>
          </table:table-cell>
          <table:table-cell table:formula="of:=[.F40]*[.H40]" office:value-type="float" office:value="0.693147180559945" calcext:value-type="float">
            <text:p>0.693147180559945</text:p>
          </table:table-cell>
          <table:table-cell table:formula="of:=[.E40]*[.F40]" office:value-type="float" office:value="3.49134949497709" calcext:value-type="float">
            <text:p>3.49134949497709</text:p>
          </table:table-cell>
          <table:table-cell table:number-columns-repeated="7"/>
          <table:table-cell table:formula="of:=[.B40]*[.D40]" office:value-type="float" office:value="196" calcext:value-type="float">
            <text:p>196</text:p>
          </table:table-cell>
          <table:table-cell table:formula="of:=[.B40]*[.B40]" office:value-type="float" office:value="38416" calcext:value-type="float">
            <text:p>38416</text:p>
          </table:table-cell>
          <table:table-cell table:formula="of:=[.C40]*[.D40]" office:value-type="float" office:value="2" calcext:value-type="float">
            <text:p>2</text:p>
          </table:table-cell>
          <table:table-cell table:formula="of:=[.B40]*[.C40]"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98" calcext:value-type="float">
            <text:p>198</text:p>
          </table:table-cell>
          <table:table-cell table:formula="of:=([.B41]-[.B40])/([.A41]-[.A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41])" office:value-type="float" office:value="5.02388052084628" calcext:value-type="float">
            <text:p>5.02388052084628</text:p>
          </table:table-cell>
          <table:table-cell table:formula="of:=LN([.C41])" office:value-type="float" office:value="0.693147180559945" calcext:value-type="float">
            <text:p>0.693147180559945</text:p>
          </table:table-cell>
          <table:table-cell/>
          <table:table-cell table:formula="of:=[.D41]*[.D41]" office:value-type="float" office:value="1" calcext:value-type="float">
            <text:p>1</text:p>
          </table:table-cell>
          <table:table-cell table:formula="of:=[.E41]*[.E41]" office:value-type="float" office:value="25.2393754877387" calcext:value-type="float">
            <text:p>25.2393754877387</text:p>
          </table:table-cell>
          <table:table-cell table:formula="of:=[.D41]*[.E41]" office:value-type="float" office:value="5.02388052084628" calcext:value-type="float">
            <text:p>5.02388052084628</text:p>
          </table:table-cell>
          <table:table-cell table:formula="of:=[.F41]*[.H41]" office:value-type="float" office:value="0.693147180559945" calcext:value-type="float">
            <text:p>0.693147180559945</text:p>
          </table:table-cell>
          <table:table-cell table:formula="of:=[.E41]*[.F41]" office:value-type="float" office:value="3.48228861849463" calcext:value-type="float">
            <text:p>3.48228861849463</text:p>
          </table:table-cell>
          <table:table-cell table:number-columns-repeated="7"/>
          <table:table-cell table:formula="of:=[.B41]*[.D41]" office:value-type="float" office:value="198" calcext:value-type="float">
            <text:p>198</text:p>
          </table:table-cell>
          <table:table-cell table:formula="of:=[.B41]*[.B41]" office:value-type="float" office:value="39204" calcext:value-type="float">
            <text:p>39204</text:p>
          </table:table-cell>
          <table:table-cell table:formula="of:=[.C41]*[.D41]" office:value-type="float" office:value="2" calcext:value-type="float">
            <text:p>2</text:p>
          </table:table-cell>
          <table:table-cell table:formula="of:=[.B41]*[.C41]"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formula="of:=([.B42]-[.B41])/([.A42]-[.A41])" office:value-type="float" office:value="1.27272727272727" calcext:value-type="float">
            <text:p>1.27272727272727</text:p>
          </table:table-cell>
          <table:table-cell office:value-type="float" office:value="1" calcext:value-type="float">
            <text:p>1</text:p>
          </table:table-cell>
          <table:table-cell table:formula="of:=LN(350-[.B42])" office:value-type="float" office:value="4.97673374242057" calcext:value-type="float">
            <text:p>4.97673374242057</text:p>
          </table:table-cell>
          <table:table-cell table:formula="of:=LN([.C42])" office:value-type="float" office:value="0.241162056816888" calcext:value-type="float">
            <text:p>0.241162056816888</text:p>
          </table:table-cell>
          <table:table-cell/>
          <table:table-cell table:formula="of:=[.D42]*[.D42]" office:value-type="float" office:value="1" calcext:value-type="float">
            <text:p>1</text:p>
          </table:table-cell>
          <table:table-cell table:formula="of:=[.E42]*[.E42]" office:value-type="float" office:value="24.7678787429475" calcext:value-type="float">
            <text:p>24.7678787429475</text:p>
          </table:table-cell>
          <table:table-cell table:formula="of:=[.D42]*[.E42]" office:value-type="float" office:value="4.97673374242057" calcext:value-type="float">
            <text:p>4.97673374242057</text:p>
          </table:table-cell>
          <table:table-cell table:formula="of:=[.F42]*[.H42]" office:value-type="float" office:value="0.241162056816888" calcext:value-type="float">
            <text:p>0.241162056816888</text:p>
          </table:table-cell>
          <table:table-cell table:formula="of:=[.E42]*[.F42]" office:value-type="float" office:value="1.20019934555215" calcext:value-type="float">
            <text:p>1.20019934555215</text:p>
          </table:table-cell>
          <table:table-cell table:number-columns-repeated="7"/>
          <table:table-cell table:formula="of:=[.B42]*[.D42]" office:value-type="float" office:value="205" calcext:value-type="float">
            <text:p>205</text:p>
          </table:table-cell>
          <table:table-cell table:formula="of:=[.B42]*[.B42]" office:value-type="float" office:value="42025" calcext:value-type="float">
            <text:p>42025</text:p>
          </table:table-cell>
          <table:table-cell table:formula="of:=[.C42]*[.D42]" office:value-type="float" office:value="1.27272727272727" calcext:value-type="float">
            <text:p>1.27272727272727</text:p>
          </table:table-cell>
          <table:table-cell table:formula="of:=[.B42]*[.C42]" office:value-type="float" office:value="260.909090909091" calcext:value-type="float">
            <text:p>260.909090909091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formula="of:=SUM([.H3:.H42])" office:value-type="float" office:value="40" calcext:value-type="float">
            <text:p>40</text:p>
          </table:table-cell>
          <table:table-cell table:formula="of:=SUM([.I3:.I42])" office:value-type="float" office:value="1119.62787852095" calcext:value-type="float">
            <text:p>1119.62787852095</text:p>
          </table:table-cell>
          <table:table-cell table:formula="of:=SUM([.J3:.J42])" office:value-type="float" office:value="211.509866954071" calcext:value-type="float">
            <text:p>211.509866954071</text:p>
          </table:table-cell>
          <table:table-cell table:formula="of:=SUM([.K3:.K42])" office:value-type="float" office:value="68.536714489594" calcext:value-type="float">
            <text:p>68.536714489594</text:p>
          </table:table-cell>
          <table:table-cell table:formula="of:=SUM([.L3:.L42])" office:value-type="float" office:value="365.357924607162" calcext:value-type="float">
            <text:p>365.357924607162</text:p>
          </table:table-cell>
          <table:table-cell table:number-columns-repeated="7"/>
          <table:table-cell table:formula="of:=SUM([.T3:.T42])" office:value-type="float" office:value="5962" calcext:value-type="float">
            <text:p>5962</text:p>
          </table:table-cell>
          <table:table-cell table:formula="of:=SUM([.U3:.U42])" office:value-type="float" office:value="938934" calcext:value-type="float">
            <text:p>938934</text:p>
          </table:table-cell>
          <table:table-cell table:formula="of:=SUM([.V3:.V42])" office:value-type="float" office:value="253.272727272727" calcext:value-type="float">
            <text:p>253.272727272727</text:p>
          </table:table-cell>
          <table:table-cell table:formula="of:=SUM([.W3:.W42])" office:value-type="float" office:value="34278.9090909091" calcext:value-type="float">
            <text:p>34278.9090909091</text:p>
          </table:table-cell>
          <table:table-cell table:number-columns-repeated="10"/>
        </table:table-row>
      </table:table>
      <table:table table:name="Brownies-by-minute" table:style-name="ta1">
        <table:shapes>
          <draw:frame draw:z-index="0" draw:style-name="gr1" draw:text-style-name="P1" svg:width="6.2988in" svg:height="3.5429in" svg:x="13.0484in" svg:y="0.5413in">
            <draw:object draw:notify-on-update-of-ranges="'Brownies-by-minute'.A3:'Brownies-by-minute'.A29 'Brownies-by-minute'.B3:'Brownies-by-minute'.B29 'Brownies-by-minute'.A3:'Brownies-by-minute'.A29 'Brownies-by-minute'.T3:'Brownies-by-minute'.T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 =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3" office:value-type="string" calcext:value-type="string">
            <text:p>MODEL: deltaT = a0 + a1(M-T)</text:p>
          </table:table-cell>
          <table:table-cell table:number-columns-repeated="12"/>
          <table:table-cell office:value-type="string" calcext:value-type="string">
            <text:p>Simulation</text:p>
          </table:table-cell>
          <table:table-cell table:number-columns-repeated="4"/>
          <table:table-cell table:style-name="ce3" office:value-type="string" calcext:value-type="string">
            <text:p>PROBLEM: deltaT can be negative!!!</text:p>
          </table:table-cell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real (F)</text:p>
          </table:table-cell>
          <table:table-cell office:value-type="string" calcext:value-type="string">
            <text:p>fake (F)</text:p>
          </table:table-cell>
          <table:table-cell office:value-type="string" calcext:value-type="string">
            <text:p>use (F)</text:p>
          </table:table-cell>
          <table:table-cell office:value-type="string" calcext:value-type="string">
            <text:p>M-T</text:p>
          </table:table-cell>
          <table:table-cell office:value-type="string" calcext:value-type="string">
            <text:p>deltaT</text:p>
          </table:table-cell>
          <table:table-cell/>
          <table:table-cell office:value-type="string" calcext:value-type="string">
            <text:p>(M-T).(M-T)</text:p>
          </table:table-cell>
          <table:table-cell office:value-type="string" calcext:value-type="string">
            <text:p>(M-T).deltaT</text:p>
          </table:table-cell>
          <table:table-cell table:number-columns-repeated="7"/>
          <table:table-cell office:value-type="string" calcext:value-type="string">
            <text:p>hat(deltaT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T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B3]" office:value-type="float" office:value="66" calcext:value-type="float">
            <text:p>66</text:p>
          </table:table-cell>
          <table:table-cell table:formula="of:=[.$B$1]-[.D3]" office:value-type="float" office:value="284" calcext:value-type="float">
            <text:p>284</text:p>
          </table:table-cell>
          <table:table-cell table:formula="of:=[.D4]-[.D3]" office:value-type="float" office:value="16" calcext:value-type="float">
            <text:p>16</text:p>
          </table:table-cell>
          <table:table-cell/>
          <table:table-cell table:formula="of:=[.E3]*[.E3]" office:value-type="float" office:value="80656" calcext:value-type="float">
            <text:p>80656</text:p>
          </table:table-cell>
          <table:table-cell table:formula="of:=[.E3]*[.F3]" office:value-type="float" office:value="4544" calcext:value-type="float">
            <text:p>4544</text:p>
          </table:table-cell>
          <table:table-cell/>
          <table:table-cell office:value-type="string" calcext:value-type="string">
            <text:p>Normal Equations</text:p>
          </table:table-cell>
          <table:table-cell table:number-columns-repeated="5"/>
          <table:table-cell table:formula="of:=[.$O$7]+[.$O$8]*[.E3]" office:value-type="float" office:value="12.7040208225113" calcext:value-type="float">
            <text:p>12.7040208225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O$7]+[.$O$8]*([.$B$1]-[.T3])" office:value-type="float" office:value="12.7040208225113" calcext:value-type="float">
            <text:p>12.704020822511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66" calcext:value-type="float">
            <text:p>66</text:p>
          </table:table-cell>
          <table:table-cell table:formula="of:=[.$O$7]+[.$O$8]*([.X3]-[.Y3])" office:value-type="float" office:value="-9.65974093436046" calcext:value-type="float">
            <text:p>-9.65974093436046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[.B4]" office:value-type="float" office:value="82" calcext:value-type="float">
            <text:p>82</text:p>
          </table:table-cell>
          <table:table-cell table:formula="of:=[.$B$1]-[.D4]" office:value-type="float" office:value="268" calcext:value-type="float">
            <text:p>268</text:p>
          </table:table-cell>
          <table:table-cell table:formula="of:=[.D5]-[.D4]" office:value-type="float" office:value="9" calcext:value-type="float">
            <text:p>9</text:p>
          </table:table-cell>
          <table:table-cell/>
          <table:table-cell table:formula="of:=[.E4]*[.E4]" office:value-type="float" office:value="71824" calcext:value-type="float">
            <text:p>71824</text:p>
          </table:table-cell>
          <table:table-cell table:formula="of:=[.E4]*[.F4]" office:value-type="float" office:value="2412" calcext:value-type="float">
            <text:p>2412</text:p>
          </table:table-cell>
          <table:table-cell/>
          <table:table-cell table:formula="of:=COUNTA([.F3:.F29])" office:value-type="float" office:value="22" calcext:value-type="float">
            <text:p>22</text:p>
          </table:table-cell>
          <table:table-cell table:formula="of:=[.E31]" office:value-type="float" office:value="4432" calcext:value-type="float">
            <text:p>4432</text:p>
          </table:table-cell>
          <table:table-cell table:style-name="ce1" office:value-type="string" calcext:value-type="string">
            <text:p>a0</text:p>
          </table:table-cell>
          <table:table-cell table:style-name="ce2" office:value-type="string" calcext:value-type="string">
            <text:p>“=”</text:p>
          </table:table-cell>
          <table:table-cell table:formula="of:=[.F31]" office:value-type="float" office:value="133.4" calcext:value-type="float">
            <text:p>133.4</text:p>
          </table:table-cell>
          <table:table-cell/>
          <table:table-cell table:formula="of:=[.$O$7]+[.$O$8]*[.E4]" office:value-type="float" office:value="11.4168978436985" calcext:value-type="float">
            <text:p>11.41689784369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]+[.U3]" office:value-type="float" office:value="78.7040208225113" calcext:value-type="float">
            <text:p>78.7040208225113</text:p>
          </table:table-cell>
          <table:table-cell table:formula="of:=[.$O$7]+[.$O$8]*([.$B$1]-[.T4])" office:value-type="float" office:value="11.6820435022632" calcext:value-type="float">
            <text:p>11.6820435022632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X3]+20.88" office:value-type="float" office:value="92.88" calcext:value-type="float">
            <text:p>92.88</text:p>
          </table:table-cell>
          <table:table-cell table:formula="of:=[.Y3]+[.Z3]" office:value-type="float" office:value="56.3402590656395" calcext:value-type="float">
            <text:p>56.3402590656395</text:p>
          </table:table-cell>
          <table:table-cell table:formula="of:=[.$O$7]+[.$O$8]*([.X4]-[.Y4])" office:value-type="float" office:value="-7.20296578913521" calcext:value-type="float">
            <text:p>-7.2029657891352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formula="of:=[.B5]" office:value-type="float" office:value="91" calcext:value-type="float">
            <text:p>91</text:p>
          </table:table-cell>
          <table:table-cell table:formula="of:=[.$B$1]-[.D5]" office:value-type="float" office:value="259" calcext:value-type="float">
            <text:p>259</text:p>
          </table:table-cell>
          <table:table-cell table:formula="of:=[.D6]-[.D5]" office:value-type="float" office:value="11" calcext:value-type="float">
            <text:p>11</text:p>
          </table:table-cell>
          <table:table-cell/>
          <table:table-cell table:formula="of:=[.E5]*[.E5]" office:value-type="float" office:value="67081" calcext:value-type="float">
            <text:p>67081</text:p>
          </table:table-cell>
          <table:table-cell table:formula="of:=[.E5]*[.F5]" office:value-type="float" office:value="2849" calcext:value-type="float">
            <text:p>2849</text:p>
          </table:table-cell>
          <table:table-cell/>
          <table:table-cell table:formula="of:=[.E31]" office:value-type="float" office:value="4432" calcext:value-type="float">
            <text:p>4432</text:p>
          </table:table-cell>
          <table:table-cell table:formula="of:=[.H31]" office:value-type="float" office:value="925748" calcext:value-type="float">
            <text:p>925748</text:p>
          </table:table-cell>
          <table:table-cell table:style-name="ce1" office:value-type="string" calcext:value-type="string">
            <text:p>a1</text:p>
          </table:table-cell>
          <table:table-cell table:style-name="ce2"/>
          <table:table-cell table:formula="of:=[.I31]" office:value-type="float" office:value="29520.8" calcext:value-type="float">
            <text:p>29520.8</text:p>
          </table:table-cell>
          <table:table-cell/>
          <table:table-cell table:formula="of:=[.$O$7]+[.$O$8]*[.E5]" office:value-type="float" office:value="10.6928911681163" calcext:value-type="float">
            <text:p>10.692891168116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4]+[.U4]" office:value-type="float" office:value="90.3860643247744" calcext:value-type="float">
            <text:p>90.3860643247744</text:p>
          </table:table-cell>
          <table:table-cell table:formula="of:=[.$O$7]+[.$O$8]*([.$B$1]-[.T5])" office:value-type="float" office:value="10.7422793378098" calcext:value-type="float">
            <text:p>10.7422793378098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X4]+20.88" office:value-type="float" office:value="113.76" calcext:value-type="float">
            <text:p>113.76</text:p>
          </table:table-cell>
          <table:table-cell table:formula="of:=[.Y4]+[.Z4]" office:value-type="float" office:value="49.1372932765043" calcext:value-type="float">
            <text:p>49.1372932765043</text:p>
          </table:table-cell>
          <table:table-cell table:formula="of:=[.$O$7]+[.$O$8]*([.X5]-[.Y5])" office:value-type="float" office:value="-4.94382637785967" calcext:value-type="float">
            <text:p>-4.94382637785967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formula="of:=[.B6]" office:value-type="float" office:value="102" calcext:value-type="float">
            <text:p>102</text:p>
          </table:table-cell>
          <table:table-cell table:formula="of:=[.$B$1]-[.D6]" office:value-type="float" office:value="248" calcext:value-type="float">
            <text:p>248</text:p>
          </table:table-cell>
          <table:table-cell table:formula="of:=[.D7]-[.D6]" office:value-type="float" office:value="9" calcext:value-type="float">
            <text:p>9</text:p>
          </table:table-cell>
          <table:table-cell/>
          <table:table-cell table:formula="of:=[.E6]*[.E6]" office:value-type="float" office:value="61504" calcext:value-type="float">
            <text:p>61504</text:p>
          </table:table-cell>
          <table:table-cell table:formula="of:=[.E6]*[.F6]" office:value-type="float" office:value="2232" calcext:value-type="float">
            <text:p>2232</text:p>
          </table:table-cell>
          <table:table-cell table:number-columns-repeated="7"/>
          <table:table-cell table:formula="of:=[.$O$7]+[.$O$8]*[.E6]" office:value-type="float" office:value="9.80799412018257" calcext:value-type="float">
            <text:p>9.8079941201825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5]+[.U5]" office:value-type="float" office:value="101.128343662584" calcext:value-type="float">
            <text:p>101.128343662584</text:p>
          </table:table-cell>
          <table:table-cell table:formula="of:=[.$O$7]+[.$O$8]*([.$B$1]-[.T6])" office:value-type="float" office:value="9.87811467652729" calcext:value-type="float">
            <text:p>9.87811467652729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X5]+20.88" office:value-type="float" office:value="134.64" calcext:value-type="float">
            <text:p>134.64</text:p>
          </table:table-cell>
          <table:table-cell table:formula="of:=[.Y5]+[.Z5]" office:value-type="float" office:value="44.1934668986447" calcext:value-type="float">
            <text:p>44.1934668986447</text:p>
          </table:table-cell>
          <table:table-cell table:formula="of:=[.$O$7]+[.$O$8]*([.X6]-[.Y6])" office:value-type="float" office:value="-2.86642385712127" calcext:value-type="float">
            <text:p>-2.86642385712127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formula="of:=[.B7]" office:value-type="float" office:value="111" calcext:value-type="float">
            <text:p>111</text:p>
          </table:table-cell>
          <table:table-cell table:formula="of:=[.$B$1]-[.D7]" office:value-type="float" office:value="239" calcext:value-type="float">
            <text:p>239</text:p>
          </table:table-cell>
          <table:table-cell table:formula="of:=[.D8]-[.D7]" office:value-type="float" office:value="9" calcext:value-type="float">
            <text:p>9</text:p>
          </table:table-cell>
          <table:table-cell/>
          <table:table-cell table:formula="of:=[.E7]*[.E7]" office:value-type="float" office:value="57121" calcext:value-type="float">
            <text:p>57121</text:p>
          </table:table-cell>
          <table:table-cell table:formula="of:=[.E7]*[.F7]" office:value-type="float" office:value="2151" calcext:value-type="float">
            <text:p>2151</text:p>
          </table:table-cell>
          <table:table-cell/>
          <table:table-cell office:value-type="string" calcext:value-type="string">
            <text:p>det =</text:p>
          </table:table-cell>
          <table:table-cell table:formula="of:=[.K4]*[.L5]-[.L4]*[.K5]" office:value-type="float" office:value="723832" calcext:value-type="float">
            <text:p>723832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K8]*[.O4]+[.L8]*[.O5]" office:value-type="float" office:value="-10.1424120514152" calcext:value-type="float">
            <text:p>-10.1424120514152</text:p>
          </table:table-cell>
          <table:table-cell/>
          <table:table-cell table:formula="of:=[.$O$7]+[.$O$8]*[.E7]" office:value-type="float" office:value="9.08398744460039" calcext:value-type="float">
            <text:p>9.0839874446003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6]+[.U6]" office:value-type="float" office:value="111.006458339112" calcext:value-type="float">
            <text:p>111.006458339112</text:p>
          </table:table-cell>
          <table:table-cell table:formula="of:=[.$O$7]+[.$O$8]*([.$B$1]-[.T7])" office:value-type="float" office:value="9.08346790230818" calcext:value-type="float">
            <text:p>9.08346790230818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X6]+20.88" office:value-type="float" office:value="155.52" calcext:value-type="float">
            <text:p>155.52</text:p>
          </table:table-cell>
          <table:table-cell table:formula="of:=[.Y6]+[.Z6]" office:value-type="float" office:value="41.3270430415234" calcext:value-type="float">
            <text:p>41.3270430415234</text:p>
          </table:table-cell>
          <table:table-cell table:formula="of:=[.$O$7]+[.$O$8]*([.X7]-[.Y7])" office:value-type="float" office:value="-0.956138368925751" calcext:value-type="float">
            <text:p>-0.956138368925751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formula="of:=[.B8]" office:value-type="float" office:value="120" calcext:value-type="float">
            <text:p>120</text:p>
          </table:table-cell>
          <table:table-cell table:formula="of:=[.$B$1]-[.D8]" office:value-type="float" office:value="230" calcext:value-type="float">
            <text:p>230</text:p>
          </table:table-cell>
          <table:table-cell table:formula="of:=[.D9]-[.D8]" office:value-type="float" office:value="9" calcext:value-type="float">
            <text:p>9</text:p>
          </table:table-cell>
          <table:table-cell/>
          <table:table-cell table:formula="of:=[.E8]*[.E8]" office:value-type="float" office:value="52900" calcext:value-type="float">
            <text:p>52900</text:p>
          </table:table-cell>
          <table:table-cell table:formula="of:=[.E8]*[.F8]" office:value-type="float" office:value="2070" calcext:value-type="float">
            <text:p>2070</text:p>
          </table:table-cell>
          <table:table-cell/>
          <table:table-cell table:formula="of:=[.L5]/[.L7]" office:value-type="float" office:value="1.27895423247383" calcext:value-type="float">
            <text:p>1.27895423247383</text:p>
          </table:table-cell>
          <table:table-cell table:formula="of:=-[.L4]/[.L7]" office:value-type="float" office:value="-0.00612296776047481" calcext:value-type="float">
            <text:p>-0.006122967760475</text:p>
          </table:table-cell>
          <table:table-cell table:number-columns-repeated="2"/>
          <table:table-cell table:formula="of:=[.K9]*[.O4]+[.L9]*[.O5]" office:value-type="float" office:value="0.0804451861757977" calcext:value-type="float">
            <text:p>0.080445186175798</text:p>
          </table:table-cell>
          <table:table-cell/>
          <table:table-cell table:formula="of:=[.$O$7]+[.$O$8]*[.E8]" office:value-type="float" office:value="8.35998076901821" calcext:value-type="float">
            <text:p>8.3599807690182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7]+[.U7]" office:value-type="float" office:value="120.08992624142" calcext:value-type="float">
            <text:p>120.08992624142</text:p>
          </table:table-cell>
          <table:table-cell table:formula="of:=[.$O$7]+[.$O$8]*([.$B$1]-[.T8])" office:value-type="float" office:value="8.35274663578511" calcext:value-type="float">
            <text:p>8.35274663578511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X7]+20.88" office:value-type="float" office:value="176.4" calcext:value-type="float">
            <text:p>176.4</text:p>
          </table:table-cell>
          <table:table-cell table:formula="of:=[.Y7]+[.Z7]" office:value-type="float" office:value="40.3709046725976" calcext:value-type="float">
            <text:p>40.3709046725976</text:p>
          </table:table-cell>
          <table:table-cell table:formula="of:=[.$O$7]+[.$O$8]*([.X8]-[.Y8])" office:value-type="float" office:value="0.800473847522959" calcext:value-type="float">
            <text:p>0.800473847522959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formula="of:=[.B9]" office:value-type="float" office:value="129" calcext:value-type="float">
            <text:p>129</text:p>
          </table:table-cell>
          <table:table-cell table:formula="of:=[.$B$1]-[.D9]" office:value-type="float" office:value="221" calcext:value-type="float">
            <text:p>221</text:p>
          </table:table-cell>
          <table:table-cell table:formula="of:=[.D10]-[.D9]" office:value-type="float" office:value="7" calcext:value-type="float">
            <text:p>7</text:p>
          </table:table-cell>
          <table:table-cell/>
          <table:table-cell table:formula="of:=[.E9]*[.E9]" office:value-type="float" office:value="48841" calcext:value-type="float">
            <text:p>48841</text:p>
          </table:table-cell>
          <table:table-cell table:formula="of:=[.E9]*[.F9]" office:value-type="float" office:value="1547" calcext:value-type="float">
            <text:p>1547</text:p>
          </table:table-cell>
          <table:table-cell/>
          <table:table-cell table:formula="of:=-[.K5]/[.L7]" office:value-type="float" office:value="-0.00612296776047481" calcext:value-type="float">
            <text:p>-0.006122967760475</text:p>
          </table:table-cell>
          <table:table-cell table:formula="of:=[.K4]/[.L7]" office:value-type="float" office:value="0.0000303937930348479" calcext:value-type="float">
            <text:p>3.03937930348479E-05</text:p>
          </table:table-cell>
          <table:table-cell table:number-columns-repeated="4"/>
          <table:table-cell table:formula="of:=[.$O$7]+[.$O$8]*[.E9]" office:value-type="float" office:value="7.63597409343603" calcext:value-type="float">
            <text:p>7.6359740934360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8]+[.U8]" office:value-type="float" office:value="128.442672877205" calcext:value-type="float">
            <text:p>128.442672877205</text:p>
          </table:table-cell>
          <table:table-cell table:formula="of:=[.$O$7]+[.$O$8]*([.$B$1]-[.T9])" office:value-type="float" office:value="7.68080837759011" calcext:value-type="float">
            <text:p>7.68080837759011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X8]+20.88" office:value-type="float" office:value="197.28" calcext:value-type="float">
            <text:p>197.28</text:p>
          </table:table-cell>
          <table:table-cell table:formula="of:=[.Y8]+[.Z8]" office:value-type="float" office:value="41.1713785201206" calcext:value-type="float">
            <text:p>41.1713785201206</text:p>
          </table:table-cell>
          <table:table-cell table:formula="of:=[.$O$7]+[.$O$8]*([.X9]-[.Y9])" office:value-type="float" office:value="2.41577506718077" calcext:value-type="float">
            <text:p>2.41577506718077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formula="of:=[.B10]" office:value-type="float" office:value="136" calcext:value-type="float">
            <text:p>136</text:p>
          </table:table-cell>
          <table:table-cell table:formula="of:=[.$B$1]-[.D10]" office:value-type="float" office:value="214" calcext:value-type="float">
            <text:p>214</text:p>
          </table:table-cell>
          <table:table-cell table:formula="of:=[.D11]-[.D10]" office:value-type="float" office:value="6" calcext:value-type="float">
            <text:p>6</text:p>
          </table:table-cell>
          <table:table-cell/>
          <table:table-cell table:formula="of:=[.E10]*[.E10]" office:value-type="float" office:value="45796" calcext:value-type="float">
            <text:p>45796</text:p>
          </table:table-cell>
          <table:table-cell table:formula="of:=[.E10]*[.F10]" office:value-type="float" office:value="1284" calcext:value-type="float">
            <text:p>1284</text:p>
          </table:table-cell>
          <table:table-cell table:number-columns-repeated="7"/>
          <table:table-cell table:formula="of:=[.$O$7]+[.$O$8]*[.E10]" office:value-type="float" office:value="7.07285779020545" calcext:value-type="float">
            <text:p>7.0728577902054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T9]+[.U9]" office:value-type="float" office:value="136.123481254795" calcext:value-type="float">
            <text:p>136.123481254795</text:p>
          </table:table-cell>
          <table:table-cell table:formula="of:=[.$O$7]+[.$O$8]*([.$B$1]-[.T10])" office:value-type="float" office:value="7.06292431767425" calcext:value-type="float">
            <text:p>7.06292431767425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X9]+20.88" office:value-type="float" office:value="218.16" calcext:value-type="float">
            <text:p>218.16</text:p>
          </table:table-cell>
          <table:table-cell table:formula="of:=[.Y9]+[.Z9]" office:value-type="float" office:value="43.5871535873014" calcext:value-type="float">
            <text:p>43.5871535873014</text:p>
          </table:table-cell>
          <table:table-cell table:formula="of:=[.$O$7]+[.$O$8]*([.X10]-[.Y10])" office:value-type="float" office:value="3.90113307949322" calcext:value-type="float">
            <text:p>3.9011330794932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B11]" office:value-type="float" office:value="142" calcext:value-type="float">
            <text:p>142</text:p>
          </table:table-cell>
          <table:table-cell table:formula="of:=[.$B$1]-[.D11]" office:value-type="float" office:value="208" calcext:value-type="float">
            <text:p>208</text:p>
          </table:table-cell>
          <table:table-cell table:formula="of:=[.D12]-[.D11]" office:value-type="float" office:value="7" calcext:value-type="float">
            <text:p>7</text:p>
          </table:table-cell>
          <table:table-cell/>
          <table:table-cell table:formula="of:=[.E11]*[.E11]" office:value-type="float" office:value="43264" calcext:value-type="float">
            <text:p>43264</text:p>
          </table:table-cell>
          <table:table-cell table:formula="of:=[.E11]*[.F11]" office:value-type="float" office:value="1456" calcext:value-type="float">
            <text:p>1456</text:p>
          </table:table-cell>
          <table:table-cell table:number-columns-repeated="7"/>
          <table:table-cell table:formula="of:=[.$O$7]+[.$O$8]*[.E11]" office:value-type="float" office:value="6.59018667315066" calcext:value-type="float">
            <text:p>6.5901866731506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T10]+[.U10]" office:value-type="float" office:value="143.186405572469" calcext:value-type="float">
            <text:p>143.186405572469</text:p>
          </table:table-cell>
          <table:table-cell table:formula="of:=[.$O$7]+[.$O$8]*([.$B$1]-[.T11])" office:value-type="float" office:value="6.49474605599337" calcext:value-type="float">
            <text:p>6.49474605599337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X10]+20.88" office:value-type="float" office:value="239.04" calcext:value-type="float">
            <text:p>239.04</text:p>
          </table:table-cell>
          <table:table-cell table:formula="of:=[.Y10]+[.Z10]" office:value-type="float" office:value="47.4882866667946" calcext:value-type="float">
            <text:p>47.4882866667946</text:p>
          </table:table-cell>
          <table:table-cell table:formula="of:=[.$O$7]+[.$O$8]*([.X11]-[.Y11])" office:value-type="float" office:value="5.26700118996748" calcext:value-type="float">
            <text:p>5.26700118996748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table:formula="of:=[.B12]" office:value-type="float" office:value="149" calcext:value-type="float">
            <text:p>149</text:p>
          </table:table-cell>
          <table:table-cell table:formula="of:=[.$B$1]-[.D12]" office:value-type="float" office:value="201" calcext:value-type="float">
            <text:p>201</text:p>
          </table:table-cell>
          <table:table-cell table:formula="of:=[.D13]-[.D12]" office:value-type="float" office:value="5" calcext:value-type="float">
            <text:p>5</text:p>
          </table:table-cell>
          <table:table-cell/>
          <table:table-cell table:formula="of:=[.E12]*[.E12]" office:value-type="float" office:value="40401" calcext:value-type="float">
            <text:p>40401</text:p>
          </table:table-cell>
          <table:table-cell table:formula="of:=[.E12]*[.F12]" office:value-type="float" office:value="1005" calcext:value-type="float">
            <text:p>1005</text:p>
          </table:table-cell>
          <table:table-cell table:number-columns-repeated="7"/>
          <table:table-cell table:formula="of:=[.$O$7]+[.$O$8]*[.E12]" office:value-type="float" office:value="6.02707036992008" calcext:value-type="float">
            <text:p>6.0270703699200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11]+[.U11]" office:value-type="float" office:value="149.681151628463" calcext:value-type="float">
            <text:p>149.681151628463</text:p>
          </table:table-cell>
          <table:table-cell table:formula="of:=[.$O$7]+[.$O$8]*([.$B$1]-[.T12])" office:value-type="float" office:value="5.97227500035446" calcext:value-type="float">
            <text:p>5.97227500035446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X11]+20.88" office:value-type="float" office:value="259.92" calcext:value-type="float">
            <text:p>259.92</text:p>
          </table:table-cell>
          <table:table-cell table:formula="of:=[.Y11]+[.Z11]" office:value-type="float" office:value="52.7552878567621" calcext:value-type="float">
            <text:p>52.7552878567621</text:p>
          </table:table-cell>
          <table:table-cell table:formula="of:=[.$O$7]+[.$O$8]*([.X12]-[.Y12])" office:value-type="float" office:value="6.52299178600305" calcext:value-type="float">
            <text:p>6.52299178600305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[.B13]" office:value-type="float" office:value="154" calcext:value-type="float">
            <text:p>154</text:p>
          </table:table-cell>
          <table:table-cell table:formula="of:=[.$B$1]-[.D13]" office:value-type="float" office:value="196" calcext:value-type="float">
            <text:p>196</text:p>
          </table:table-cell>
          <table:table-cell table:formula="of:=[.D14]-[.D13]" office:value-type="float" office:value="4" calcext:value-type="float">
            <text:p>4</text:p>
          </table:table-cell>
          <table:table-cell/>
          <table:table-cell table:formula="of:=[.E13]*[.E13]" office:value-type="float" office:value="38416" calcext:value-type="float">
            <text:p>38416</text:p>
          </table:table-cell>
          <table:table-cell table:formula="of:=[.E13]*[.F13]" office:value-type="float" office:value="784" calcext:value-type="float">
            <text:p>784</text:p>
          </table:table-cell>
          <table:table-cell table:number-columns-repeated="7"/>
          <table:table-cell table:formula="of:=[.$O$7]+[.$O$8]*[.E13]" office:value-type="float" office:value="5.62484443904109" calcext:value-type="float">
            <text:p>5.6248444390410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2]+[.U12]" office:value-type="float" office:value="155.653426628817" calcext:value-type="float">
            <text:p>155.653426628817</text:p>
          </table:table-cell>
          <table:table-cell table:formula="of:=[.$O$7]+[.$O$8]*([.$B$1]-[.T13])" office:value-type="float" office:value="5.49183422605788" calcext:value-type="float">
            <text:p>5.49183422605788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[.X12]+20.88" office:value-type="float" office:value="280.8" calcext:value-type="float">
            <text:p>280.8</text:p>
          </table:table-cell>
          <table:table-cell table:formula="of:=[.Y12]+[.Z12]" office:value-type="float" office:value="59.2782796427651" calcext:value-type="float">
            <text:p>59.2782796427651</text:p>
          </table:table-cell>
          <table:table-cell table:formula="of:=[.$O$7]+[.$O$8]*([.X13]-[.Y13])" office:value-type="float" office:value="7.67794398470549" calcext:value-type="float">
            <text:p>7.67794398470549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formula="of:=[.B14]" office:value-type="float" office:value="158" calcext:value-type="float">
            <text:p>158</text:p>
          </table:table-cell>
          <table:table-cell table:formula="of:=[.$B$1]-[.D14]" office:value-type="float" office:value="192" calcext:value-type="float">
            <text:p>192</text:p>
          </table:table-cell>
          <table:table-cell table:formula="of:=[.D15]-[.D14]" office:value-type="float" office:value="4" calcext:value-type="float">
            <text:p>4</text:p>
          </table:table-cell>
          <table:table-cell/>
          <table:table-cell table:formula="of:=[.E14]*[.E14]" office:value-type="float" office:value="36864" calcext:value-type="float">
            <text:p>36864</text:p>
          </table:table-cell>
          <table:table-cell table:formula="of:=[.E14]*[.F14]" office:value-type="float" office:value="768" calcext:value-type="float">
            <text:p>768</text:p>
          </table:table-cell>
          <table:table-cell table:number-columns-repeated="7"/>
          <table:table-cell table:formula="of:=[.$O$7]+[.$O$8]*[.E14]" office:value-type="float" office:value="5.3030636943379" calcext:value-type="float">
            <text:p>5.303063694337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T13]+[.U13]" office:value-type="float" office:value="161.145260854875" calcext:value-type="float">
            <text:p>161.145260854875</text:p>
          </table:table-cell>
          <table:table-cell table:formula="of:=[.$O$7]+[.$O$8]*([.$B$1]-[.T14])" office:value-type="float" office:value="5.05004259929604" calcext:value-type="float">
            <text:p>5.05004259929604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[.X13]+20.88" office:value-type="float" office:value="301.68" calcext:value-type="float">
            <text:p>301.68</text:p>
          </table:table-cell>
          <table:table-cell table:formula="of:=[.Y13]+[.Z13]" office:value-type="float" office:value="66.9562236274706" calcext:value-type="float">
            <text:p>66.9562236274706</text:p>
          </table:table-cell>
          <table:table-cell table:formula="of:=[.$O$7]+[.$O$8]*([.X14]-[.Y14])" office:value-type="float" office:value="8.73998583875917" calcext:value-type="float">
            <text:p>8.73998583875917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[.B15]" office:value-type="float" office:value="162" calcext:value-type="float">
            <text:p>162</text:p>
          </table:table-cell>
          <table:table-cell table:formula="of:=[.$B$1]-[.D15]" office:value-type="float" office:value="188" calcext:value-type="float">
            <text:p>188</text:p>
          </table:table-cell>
          <table:table-cell table:formula="of:=[.D16]-[.D15]" office:value-type="float" office:value="5" calcext:value-type="float">
            <text:p>5</text:p>
          </table:table-cell>
          <table:table-cell/>
          <table:table-cell table:formula="of:=[.E15]*[.E15]" office:value-type="float" office:value="35344" calcext:value-type="float">
            <text:p>35344</text:p>
          </table:table-cell>
          <table:table-cell table:formula="of:=[.E15]*[.F15]" office:value-type="float" office:value="940" calcext:value-type="float">
            <text:p>940</text:p>
          </table:table-cell>
          <table:table-cell table:number-columns-repeated="7"/>
          <table:table-cell table:formula="of:=[.$O$7]+[.$O$8]*[.E15]" office:value-type="float" office:value="4.98128294963471" calcext:value-type="float">
            <text:p>4.9812829496347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4]+[.U14]" office:value-type="float" office:value="166.195303454171" calcext:value-type="float">
            <text:p>166.195303454171</text:p>
          </table:table-cell>
          <table:table-cell table:formula="of:=[.$O$7]+[.$O$8]*([.$B$1]-[.T15])" office:value-type="float" office:value="4.64379098219996" calcext:value-type="float">
            <text:p>4.64379098219996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X14]+20.88" office:value-type="float" office:value="322.56" calcext:value-type="float">
            <text:p>322.56</text:p>
          </table:table-cell>
          <table:table-cell table:formula="of:=[.Y14]+[.Z14]" office:value-type="float" office:value="75.6962094662298" calcext:value-type="float">
            <text:p>75.6962094662298</text:p>
          </table:table-cell>
          <table:table-cell table:formula="of:=[.$O$7]+[.$O$8]*([.X15]-[.Y15])" office:value-type="float" office:value="9.71659153813701" calcext:value-type="float">
            <text:p>9.71659153813701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table:formula="of:=[.B16]" office:value-type="float" office:value="167" calcext:value-type="float">
            <text:p>167</text:p>
          </table:table-cell>
          <table:table-cell table:formula="of:=[.$B$1]-[.D16]" office:value-type="float" office:value="183" calcext:value-type="float">
            <text:p>183</text:p>
          </table:table-cell>
          <table:table-cell table:formula="of:=[.D17]-[.D16]" office:value-type="float" office:value="4" calcext:value-type="float">
            <text:p>4</text:p>
          </table:table-cell>
          <table:table-cell/>
          <table:table-cell table:formula="of:=[.E16]*[.E16]" office:value-type="float" office:value="33489" calcext:value-type="float">
            <text:p>33489</text:p>
          </table:table-cell>
          <table:table-cell table:formula="of:=[.E16]*[.F16]" office:value-type="float" office:value="732" calcext:value-type="float">
            <text:p>732</text:p>
          </table:table-cell>
          <table:table-cell table:number-columns-repeated="7"/>
          <table:table-cell table:formula="of:=[.$O$7]+[.$O$8]*[.E16]" office:value-type="float" office:value="4.57905701875572" calcext:value-type="float">
            <text:p>4.5790570187557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T15]+[.U15]" office:value-type="float" office:value="170.839094436371" calcext:value-type="float">
            <text:p>170.839094436371</text:p>
          </table:table-cell>
          <table:table-cell table:formula="of:=[.$O$7]+[.$O$8]*([.$B$1]-[.T16])" office:value-type="float" office:value="4.2702203520754" calcext:value-type="float">
            <text:p>4.2702203520754</text:p>
          </table:table-cell>
          <table:table-cell/>
          <table:table-cell office:value-type="float" office:value="14.5" calcext:value-type="float">
            <text:p>14.5</text:p>
          </table:table-cell>
          <table:table-cell table:formula="of:=[.X15]+20.88" office:value-type="float" office:value="343.44" calcext:value-type="float">
            <text:p>343.44</text:p>
          </table:table-cell>
          <table:table-cell table:formula="of:=[.Y15]+[.Z15]" office:value-type="float" office:value="85.4128010043668" calcext:value-type="float">
            <text:p>85.4128010043668</text:p>
          </table:table-cell>
          <table:table-cell table:formula="of:=[.$O$7]+[.$O$8]*([.X16]-[.Y16])" office:value-type="float" office:value="10.6146340102081" calcext:value-type="float">
            <text:p>10.6146340102081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formula="of:=[.B17]" office:value-type="float" office:value="171" calcext:value-type="float">
            <text:p>171</text:p>
          </table:table-cell>
          <table:table-cell table:formula="of:=[.$B$1]-[.D17]" office:value-type="float" office:value="179" calcext:value-type="float">
            <text:p>179</text:p>
          </table:table-cell>
          <table:table-cell table:formula="of:=[.D18]-[.D17]" office:value-type="float" office:value="5" calcext:value-type="float">
            <text:p>5</text:p>
          </table:table-cell>
          <table:table-cell/>
          <table:table-cell table:formula="of:=[.E17]*[.E17]" office:value-type="float" office:value="32041" calcext:value-type="float">
            <text:p>32041</text:p>
          </table:table-cell>
          <table:table-cell table:formula="of:=[.E17]*[.F17]" office:value-type="float" office:value="895" calcext:value-type="float">
            <text:p>895</text:p>
          </table:table-cell>
          <table:table-cell table:number-columns-repeated="7"/>
          <table:table-cell table:formula="of:=[.$O$7]+[.$O$8]*[.E17]" office:value-type="float" office:value="4.25727627405253" calcext:value-type="float">
            <text:p>4.2572762740525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16]+[.U16]" office:value-type="float" office:value="175.109314788446" calcext:value-type="float">
            <text:p>175.109314788446</text:p>
          </table:table-cell>
          <table:table-cell table:formula="of:=[.$O$7]+[.$O$8]*([.$B$1]-[.T17])" office:value-type="float" office:value="3.92670168084101" calcext:value-type="float">
            <text:p>3.926701680841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Y16]+[.Z16]" office:value-type="float" office:value="96.0274350145749" calcext:value-type="float">
            <text:p>96.0274350145749</text:p>
          </table:table-cell>
          <table:table-cell table:formula="of:=[.$O$7]+[.$O$8]*([.X17]-[.Y17])" office:value-type="float" office:value="10.2884582223821" calcext:value-type="float">
            <text:p>10.2884582223821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formula="of:=[.B18]" office:value-type="float" office:value="176" calcext:value-type="float">
            <text:p>176</text:p>
          </table:table-cell>
          <table:table-cell table:formula="of:=[.$B$1]-[.D18]" office:value-type="float" office:value="174" calcext:value-type="float">
            <text:p>174</text:p>
          </table:table-cell>
          <table:table-cell table:formula="of:=[.D19]-[.D18]" office:value-type="float" office:value="7" calcext:value-type="float">
            <text:p>7</text:p>
          </table:table-cell>
          <table:table-cell/>
          <table:table-cell table:formula="of:=[.E18]*[.E18]" office:value-type="float" office:value="30276" calcext:value-type="float">
            <text:p>30276</text:p>
          </table:table-cell>
          <table:table-cell table:formula="of:=[.E18]*[.F18]" office:value-type="float" office:value="1218" calcext:value-type="float">
            <text:p>1218</text:p>
          </table:table-cell>
          <table:table-cell table:number-columns-repeated="7"/>
          <table:table-cell table:formula="of:=[.$O$7]+[.$O$8]*[.E18]" office:value-type="float" office:value="3.85505034317354" calcext:value-type="float">
            <text:p>3.855050343173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T17]+[.U17]" office:value-type="float" office:value="179.036016469287" calcext:value-type="float">
            <text:p>179.036016469287</text:p>
          </table:table-cell>
          <table:table-cell table:formula="of:=[.$O$7]+[.$O$8]*([.$B$1]-[.T18])" office:value-type="float" office:value="3.61081743306894" calcext:value-type="float">
            <text:p>3.6108174330689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350" calcext:value-type="float">
            <text:p>350</text:p>
          </table:table-cell>
          <table:table-cell table:formula="of:=[.Y17]+[.Z17]" office:value-type="float" office:value="106.315893236957" calcext:value-type="float">
            <text:p>106.315893236957</text:p>
          </table:table-cell>
          <table:table-cell table:formula="of:=[.$O$7]+[.$O$8]*([.X18]-[.Y18])" office:value-type="float" office:value="9.4608012852207" calcext:value-type="float">
            <text:p>9.4608012852207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formula="of:=[.B19]" office:value-type="float" office:value="183" calcext:value-type="float">
            <text:p>183</text:p>
          </table:table-cell>
          <table:table-cell table:formula="of:=[.$B$1]-[.D19]" office:value-type="float" office:value="167" calcext:value-type="float">
            <text:p>167</text:p>
          </table:table-cell>
          <table:table-cell table:formula="of:=[.D20]-[.D19]" office:value-type="float" office:value="6" calcext:value-type="float">
            <text:p>6</text:p>
          </table:table-cell>
          <table:table-cell/>
          <table:table-cell table:formula="of:=[.E19]*[.E19]" office:value-type="float" office:value="27889" calcext:value-type="float">
            <text:p>27889</text:p>
          </table:table-cell>
          <table:table-cell table:formula="of:=[.E19]*[.F19]" office:value-type="float" office:value="1002" calcext:value-type="float">
            <text:p>1002</text:p>
          </table:table-cell>
          <table:table-cell table:number-columns-repeated="7"/>
          <table:table-cell table:formula="of:=[.$O$7]+[.$O$8]*[.E19]" office:value-type="float" office:value="3.29193403994296" calcext:value-type="float">
            <text:p>3.2919340399429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18]+[.U18]" office:value-type="float" office:value="182.646833902356" calcext:value-type="float">
            <text:p>182.646833902356</text:p>
          </table:table-cell>
          <table:table-cell table:formula="of:=[.$O$7]+[.$O$8]*([.$B$1]-[.T19])" office:value-type="float" office:value="3.32034455241889" calcext:value-type="float">
            <text:p>3.3203445524188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50" calcext:value-type="float">
            <text:p>350</text:p>
          </table:table-cell>
          <table:table-cell table:formula="of:=[.Y18]+[.Z18]" office:value-type="float" office:value="115.776694522178" calcext:value-type="float">
            <text:p>115.776694522178</text:p>
          </table:table-cell>
          <table:table-cell table:formula="of:=[.$O$7]+[.$O$8]*([.X19]-[.Y19])" office:value-type="float" office:value="8.69972536445889" calcext:value-type="float">
            <text:p>8.69972536445889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89" calcext:value-type="float">
            <text:p>189</text:p>
          </table:table-cell>
          <table:table-cell table:formula="of:=[.B20]" office:value-type="float" office:value="189" calcext:value-type="float">
            <text:p>189</text:p>
          </table:table-cell>
          <table:table-cell table:formula="of:=[.$B$1]-[.D20]" office:value-type="float" office:value="161" calcext:value-type="float">
            <text:p>161</text:p>
          </table:table-cell>
          <table:table-cell table:formula="of:=[.D21]-[.D20]" office:value-type="float" office:value="3" calcext:value-type="float">
            <text:p>3</text:p>
          </table:table-cell>
          <table:table-cell/>
          <table:table-cell table:formula="of:=[.E20]*[.E20]" office:value-type="float" office:value="25921" calcext:value-type="float">
            <text:p>25921</text:p>
          </table:table-cell>
          <table:table-cell table:formula="of:=[.E20]*[.F20]" office:value-type="float" office:value="483" calcext:value-type="float">
            <text:p>483</text:p>
          </table:table-cell>
          <table:table-cell table:number-columns-repeated="7"/>
          <table:table-cell table:formula="of:=[.$O$7]+[.$O$8]*[.E20]" office:value-type="float" office:value="2.80926292288817" calcext:value-type="float">
            <text:p>2.809262922888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19]+[.U19]" office:value-type="float" office:value="185.967178454775" calcext:value-type="float">
            <text:p>185.967178454775</text:p>
          </table:table-cell>
          <table:table-cell table:formula="of:=[.$O$7]+[.$O$8]*([.$B$1]-[.T20])" office:value-type="float" office:value="3.05323881673176" calcext:value-type="float">
            <text:p>3.05323881673176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50" calcext:value-type="float">
            <text:p>350</text:p>
          </table:table-cell>
          <table:table-cell table:formula="of:=[.Y19]+[.Z19]" office:value-type="float" office:value="124.476419886637" calcext:value-type="float">
            <text:p>124.476419886637</text:p>
          </table:table-cell>
          <table:table-cell table:formula="of:=[.$O$7]+[.$O$8]*([.X20]-[.Y20])" office:value-type="float" office:value="7.99987433783669" calcext:value-type="float">
            <text:p>7.99987433783669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92" calcext:value-type="float">
            <text:p>192</text:p>
          </table:table-cell>
          <table:table-cell table:formula="of:=[.B21]" office:value-type="float" office:value="192" calcext:value-type="float">
            <text:p>192</text:p>
          </table:table-cell>
          <table:table-cell table:formula="of:=[.$B$1]-[.D21]" office:value-type="float" office:value="158" calcext:value-type="float">
            <text:p>158</text:p>
          </table:table-cell>
          <table:table-cell table:formula="of:=[.D22]-[.D21]" office:value-type="float" office:value="2" calcext:value-type="float">
            <text:p>2</text:p>
          </table:table-cell>
          <table:table-cell/>
          <table:table-cell table:formula="of:=[.E21]*[.E21]" office:value-type="float" office:value="24964" calcext:value-type="float">
            <text:p>24964</text:p>
          </table:table-cell>
          <table:table-cell table:formula="of:=[.E21]*[.F21]" office:value-type="float" office:value="316" calcext:value-type="float">
            <text:p>316</text:p>
          </table:table-cell>
          <table:table-cell table:number-columns-repeated="7"/>
          <table:table-cell table:formula="of:=[.$O$7]+[.$O$8]*[.E21]" office:value-type="float" office:value="2.56792736436078" calcext:value-type="float">
            <text:p>2.5679273643607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T20]+[.U20]" office:value-type="float" office:value="189.020417271507" calcext:value-type="float">
            <text:p>189.020417271507</text:p>
          </table:table-cell>
          <table:table-cell table:formula="of:=[.$O$7]+[.$O$8]*([.$B$1]-[.T21])" office:value-type="float" office:value="2.8076204516806" calcext:value-type="float">
            <text:p>2.807620451680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50" calcext:value-type="float">
            <text:p>350</text:p>
          </table:table-cell>
          <table:table-cell table:formula="of:=[.Y20]+[.Z20]" office:value-type="float" office:value="132.476294224473" calcext:value-type="float">
            <text:p>132.476294224473</text:p>
          </table:table-cell>
          <table:table-cell table:formula="of:=[.$O$7]+[.$O$8]*([.X21]-[.Y21])" office:value-type="float" office:value="7.35632295734643" calcext:value-type="float">
            <text:p>7.35632295734643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94" calcext:value-type="float">
            <text:p>194</text:p>
          </table:table-cell>
          <table:table-cell table:formula="of:=[.B22]" office:value-type="float" office:value="194" calcext:value-type="float">
            <text:p>194</text:p>
          </table:table-cell>
          <table:table-cell table:formula="of:=[.$B$1]-[.D22]" office:value-type="float" office:value="156" calcext:value-type="float">
            <text:p>156</text:p>
          </table:table-cell>
          <table:table-cell table:formula="of:=[.D23]-[.D22]" office:value-type="float" office:value="2" calcext:value-type="float">
            <text:p>2</text:p>
          </table:table-cell>
          <table:table-cell/>
          <table:table-cell table:formula="of:=[.E22]*[.E22]" office:value-type="float" office:value="24336" calcext:value-type="float">
            <text:p>24336</text:p>
          </table:table-cell>
          <table:table-cell table:formula="of:=[.E22]*[.F22]" office:value-type="float" office:value="312" calcext:value-type="float">
            <text:p>312</text:p>
          </table:table-cell>
          <table:table-cell table:number-columns-repeated="7"/>
          <table:table-cell table:formula="of:=[.$O$7]+[.$O$8]*[.E22]" office:value-type="float" office:value="2.40703699200919" calcext:value-type="float">
            <text:p>2.407036992009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T21]+[.U21]" office:value-type="float" office:value="191.828037723188" calcext:value-type="float">
            <text:p>191.828037723188</text:p>
          </table:table-cell>
          <table:table-cell table:formula="of:=[.$O$7]+[.$O$8]*([.$B$1]-[.T22])" office:value-type="float" office:value="2.58176090173417" calcext:value-type="float">
            <text:p>2.58176090173417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50" calcext:value-type="float">
            <text:p>350</text:p>
          </table:table-cell>
          <table:table-cell table:formula="of:=[.Y21]+[.Z21]" office:value-type="float" office:value="139.83261718182" calcext:value-type="float">
            <text:p>139.83261718182</text:p>
          </table:table-cell>
          <table:table-cell table:formula="of:=[.$O$7]+[.$O$8]*([.X22]-[.Y22])" office:value-type="float" office:value="6.7645421874734" calcext:value-type="float">
            <text:p>6.7645421874734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[.B23]" office:value-type="float" office:value="196" calcext:value-type="float">
            <text:p>196</text:p>
          </table:table-cell>
          <table:table-cell table:formula="of:=[.$B$1]-[.D23]" office:value-type="float" office:value="154" calcext:value-type="float">
            <text:p>154</text:p>
          </table:table-cell>
          <table:table-cell table:formula="of:=[.D24]-[.D23]" office:value-type="float" office:value="2" calcext:value-type="float">
            <text:p>2</text:p>
          </table:table-cell>
          <table:table-cell/>
          <table:table-cell table:formula="of:=[.E23]*[.E23]" office:value-type="float" office:value="23716" calcext:value-type="float">
            <text:p>23716</text:p>
          </table:table-cell>
          <table:table-cell table:formula="of:=[.E23]*[.F23]" office:value-type="float" office:value="308" calcext:value-type="float">
            <text:p>308</text:p>
          </table:table-cell>
          <table:table-cell table:number-columns-repeated="7"/>
          <table:table-cell table:formula="of:=[.$O$7]+[.$O$8]*[.E23]" office:value-type="float" office:value="2.24614661965759" calcext:value-type="float">
            <text:p>2.2461466196575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T22]+[.U22]" office:value-type="float" office:value="194.409798624922" calcext:value-type="float">
            <text:p>194.409798624922</text:p>
          </table:table-cell>
          <table:table-cell table:formula="of:=[.$O$7]+[.$O$8]*([.$B$1]-[.T23])" office:value-type="float" office:value="2.37407066533277" calcext:value-type="float">
            <text:p>2.37407066533277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350" calcext:value-type="float">
            <text:p>350</text:p>
          </table:table-cell>
          <table:table-cell table:formula="of:=[.Y22]+[.Z22]" office:value-type="float" office:value="146.597159369293" calcext:value-type="float">
            <text:p>146.597159369293</text:p>
          </table:table-cell>
          <table:table-cell table:formula="of:=[.$O$7]+[.$O$8]*([.X23]-[.Y23])" office:value-type="float" office:value="6.22036733180806" calcext:value-type="float">
            <text:p>6.22036733180806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[.B24]" office:value-type="float" office:value="198" calcext:value-type="float">
            <text:p>198</text:p>
          </table:table-cell>
          <table:table-cell table:formula="of:=[.$B$1]-[.D24]" office:value-type="float" office:value="152" calcext:value-type="float">
            <text:p>152</text:p>
          </table:table-cell>
          <table:table-cell table:formula="of:=([.D29]-[.D24])/([.A29]-[.A24])" office:value-type="float" office:value="1.4" calcext:value-type="float">
            <text:p>1.4</text:p>
          </table:table-cell>
          <table:table-cell/>
          <table:table-cell table:formula="of:=[.E24]*[.E24]" office:value-type="float" office:value="23104" calcext:value-type="float">
            <text:p>23104</text:p>
          </table:table-cell>
          <table:table-cell table:formula="of:=[.E24]*[.F24]" office:value-type="float" office:value="212.8" calcext:value-type="float">
            <text:p>212.8</text:p>
          </table:table-cell>
          <table:table-cell table:number-columns-repeated="7"/>
          <table:table-cell table:formula="of:=[.$O$7]+[.$O$8]*[.E24]" office:value-type="float" office:value="2.085256247306" calcext:value-type="float">
            <text:p>2.08525624730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T23]+[.U23]" office:value-type="float" office:value="196.783869290254" calcext:value-type="float">
            <text:p>196.783869290254</text:p>
          </table:table-cell>
          <table:table-cell table:formula="of:=[.$O$7]+[.$O$8]*([.$B$1]-[.T24])" office:value-type="float" office:value="2.18308810866558" calcext:value-type="float">
            <text:p>2.1830881086655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0" calcext:value-type="float">
            <text:p>350</text:p>
          </table:table-cell>
          <table:table-cell table:formula="of:=[.Y23]+[.Z23]" office:value-type="float" office:value="152.817526701101" calcext:value-type="float">
            <text:p>152.817526701101</text:p>
          </table:table-cell>
          <table:table-cell table:formula="of:=[.$O$7]+[.$O$8]*([.X24]-[.Y24])" office:value-type="float" office:value="5.71996872371892" calcext:value-type="float">
            <text:p>5.71996872371892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table:formula="of:=[.T24]+[.U24]" office:value-type="float" office:value="198.96695739892" calcext:value-type="float">
            <text:p>198.96695739892</text:p>
          </table:table-cell>
          <table:table-cell table:formula="of:=[.$O$7]+[.$O$8]*([.$B$1]-[.T25])" office:value-type="float" office:value="2.00746917932581" calcext:value-type="float">
            <text:p>2.0074691793258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350" calcext:value-type="float">
            <text:p>350</text:p>
          </table:table-cell>
          <table:table-cell table:formula="of:=[.Y24]+[.Z24]" office:value-type="float" office:value="158.53749542482" calcext:value-type="float">
            <text:p>158.53749542482</text:p>
          </table:table-cell>
          <table:table-cell table:formula="of:=[.$O$7]+[.$O$8]*([.X25]-[.Y25])" office:value-type="float" office:value="5.25982477481961" calcext:value-type="float">
            <text:p>5.25982477481961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formula="of:=[.T25]+[.U25]" office:value-type="float" office:value="200.974426578246" calcext:value-type="float">
            <text:p>200.974426578246</text:p>
          </table:table-cell>
          <table:table-cell table:formula="of:=[.$O$7]+[.$O$8]*([.$B$1]-[.T26])" office:value-type="float" office:value="1.84597794745277" calcext:value-type="float">
            <text:p>1.8459779474527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350" calcext:value-type="float">
            <text:p>350</text:p>
          </table:table-cell>
          <table:table-cell table:formula="of:=[.Y25]+[.Z25]" office:value-type="float" office:value="163.79732019964" calcext:value-type="float">
            <text:p>163.79732019964</text:p>
          </table:table-cell>
          <table:table-cell table:formula="of:=[.$O$7]+[.$O$8]*([.X26]-[.Y26])" office:value-type="float" office:value="4.83669719155717" calcext:value-type="float">
            <text:p>4.83669719155717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7"/>
          <table:table-cell office:value-type="float" office:value="24" calcext:value-type="float">
            <text:p>24</text:p>
          </table:table-cell>
          <table:table-cell table:formula="of:=[.T26]+[.U26]" office:value-type="float" office:value="202.820404525699" calcext:value-type="float">
            <text:p>202.820404525699</text:p>
          </table:table-cell>
          <table:table-cell table:formula="of:=[.$O$7]+[.$O$8]*([.$B$1]-[.T27])" office:value-type="float" office:value="1.69747790779351" calcext:value-type="float">
            <text:p>1.69747790779351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350" calcext:value-type="float">
            <text:p>350</text:p>
          </table:table-cell>
          <table:table-cell table:formula="of:=[.Y26]+[.Z26]" office:value-type="float" office:value="168.634017391197" calcext:value-type="float">
            <text:p>168.634017391197</text:p>
          </table:table-cell>
          <table:table-cell table:formula="of:=[.$O$7]+[.$O$8]*([.X27]-[.Y27])" office:value-type="float" office:value="4.4476081855064" calcext:value-type="float">
            <text:p>4.4476081855064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 table:formula="of:=[.T27]+[.U27]" office:value-type="float" office:value="204.517882433492" calcext:value-type="float">
            <text:p>204.517882433492</text:p>
          </table:table-cell>
          <table:table-cell table:formula="of:=[.$O$7]+[.$O$8]*([.$B$1]-[.T28])" office:value-type="float" office:value="1.56092398147176" calcext:value-type="float">
            <text:p>1.56092398147176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350" calcext:value-type="float">
            <text:p>350</text:p>
          </table:table-cell>
          <table:table-cell table:formula="of:=[.Y27]+[.Z27]" office:value-type="float" office:value="173.081625576703" calcext:value-type="float">
            <text:p>173.081625576703</text:p>
          </table:table-cell>
          <table:table-cell table:formula="of:=[.$O$7]+[.$O$8]*([.X28]-[.Y28])" office:value-type="float" office:value="4.08981951698633" calcext:value-type="float">
            <text:p>4.08981951698633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205" calcext:value-type="float">
            <text:p>205</text:p>
          </table:table-cell>
          <table:table-cell table:formula="of:=[.$B$1]-[.B29]" office:value-type="float" office:value="145" calcext:value-type="float">
            <text:p>145</text:p>
          </table:table-cell>
          <table:table-cell table:number-columns-repeated="2"/>
          <table:table-cell table:formula="of:=[.E29]*[.E29]" office:value-type="float" office:value="21025" calcext:value-type="float">
            <text:p>21025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formula="of:=[.T28]+[.U28]" office:value-type="float" office:value="206.078806414964" calcext:value-type="float">
            <text:p>206.078806414964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350" calcext:value-type="float">
            <text:p>350</text:p>
          </table:table-cell>
          <table:table-cell table:formula="of:=[.Y28]+[.Z28]" office:value-type="float" office:value="177.17144509369" calcext:value-type="float">
            <text:p>177.17144509369</text:p>
          </table:table-cell>
          <table:table-cell table:formula="of:=[.$O$7]+[.$O$8]*([.X29]-[.Y29])" office:value-type="float" office:value="3.76081322451696" calcext:value-type="float">
            <text:p>3.76081322451696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28.5" calcext:value-type="float">
            <text:p>28.5</text:p>
          </table:table-cell>
          <table:table-cell office:value-type="float" office:value="350" calcext:value-type="float">
            <text:p>350</text:p>
          </table:table-cell>
          <table:table-cell table:formula="of:=[.Y29]+[.Z29]" office:value-type="float" office:value="180.932258318207" calcext:value-type="float">
            <text:p>180.932258318207</text:p>
          </table:table-cell>
          <table:table-cell table:formula="of:=[.$O$7]+[.$O$8]*([.X30]-[.Y30])" office:value-type="float" office:value="3.45827390449829" calcext:value-type="float">
            <text:p>3.45827390449829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SUM([.E3:.E24])" office:value-type="float" office:value="4432" calcext:value-type="float">
            <text:p>4432</text:p>
          </table:table-cell>
          <table:table-cell table:formula="of:=SUM([.F3:.F24])" office:value-type="float" office:value="133.4" calcext:value-type="float">
            <text:p>133.4</text:p>
          </table:table-cell>
          <table:table-cell/>
          <table:table-cell table:formula="of:=SUM([.H3:.H24])" office:value-type="float" office:value="925748" calcext:value-type="float">
            <text:p>925748</text:p>
          </table:table-cell>
          <table:table-cell table:formula="of:=SUM([.I3:.I24])" office:value-type="float" office:value="29520.8" calcext:value-type="float">
            <text:p>29520.8</text:p>
          </table:table-cell>
          <table:table-cell table:number-columns-repeated="13"/>
          <table:table-cell office:value-type="float" office:value="29.5" calcext:value-type="float">
            <text:p>29.5</text:p>
          </table:table-cell>
          <table:table-cell office:value-type="float" office:value="350" calcext:value-type="float">
            <text:p>350</text:p>
          </table:table-cell>
          <table:table-cell table:formula="of:=[.Y30]+[.Z30]" office:value-type="float" office:value="184.390532222705" calcext:value-type="float">
            <text:p>184.390532222705</text:p>
          </table:table-cell>
          <table:table-cell table:formula="of:=[.$O$7]+[.$O$8]*([.X31]-[.Y31])" office:value-type="float" office:value="3.18007241640402" calcext:value-type="float">
            <text:p>3.18007241640402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0.5" calcext:value-type="float">
            <text:p>30.5</text:p>
          </table:table-cell>
          <table:table-cell office:value-type="float" office:value="350" calcext:value-type="float">
            <text:p>350</text:p>
          </table:table-cell>
          <table:table-cell table:formula="of:=[.Y31]+[.Z31]" office:value-type="float" office:value="187.570604639109" calcext:value-type="float">
            <text:p>187.570604639109</text:p>
          </table:table-cell>
          <table:table-cell table:formula="of:=[.$O$7]+[.$O$8]*([.X32]-[.Y32])" office:value-type="float" office:value="2.92425089881388" calcext:value-type="float">
            <text:p>2.92425089881388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1.5" calcext:value-type="float">
            <text:p>31.5</text:p>
          </table:table-cell>
          <table:table-cell office:value-type="float" office:value="350" calcext:value-type="float">
            <text:p>350</text:p>
          </table:table-cell>
          <table:table-cell table:formula="of:=[.Y32]+[.Z32]" office:value-type="float" office:value="190.494855537923" calcext:value-type="float">
            <text:p>190.494855537923</text:p>
          </table:table-cell>
          <table:table-cell table:formula="of:=[.$O$7]+[.$O$8]*([.X33]-[.Y33])" office:value-type="float" office:value="2.68900899083405" calcext:value-type="float">
            <text:p>2.68900899083405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2.5" calcext:value-type="float">
            <text:p>32.5</text:p>
          </table:table-cell>
          <table:table-cell office:value-type="float" office:value="350" calcext:value-type="float">
            <text:p>350</text:p>
          </table:table-cell>
          <table:table-cell table:formula="of:=[.Y33]+[.Z33]" office:value-type="float" office:value="193.183864528757" calcext:value-type="float">
            <text:p>193.183864528757</text:p>
          </table:table-cell>
          <table:table-cell table:formula="of:=[.$O$7]+[.$O$8]*([.X34]-[.Y34])" office:value-type="float" office:value="2.47269116193801" calcext:value-type="float">
            <text:p>2.47269116193801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3.5" calcext:value-type="float">
            <text:p>33.5</text:p>
          </table:table-cell>
          <table:table-cell office:value-type="float" office:value="350" calcext:value-type="float">
            <text:p>350</text:p>
          </table:table-cell>
          <table:table-cell table:formula="of:=[.Y34]+[.Z34]" office:value-type="float" office:value="195.656555690695" calcext:value-type="float">
            <text:p>195.656555690695</text:p>
          </table:table-cell>
          <table:table-cell table:formula="of:=[.$O$7]+[.$O$8]*([.X35]-[.Y35])" office:value-type="float" office:value="2.27377506106066" calcext:value-type="float">
            <text:p>2.27377506106066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4.5" calcext:value-type="float">
            <text:p>34.5</text:p>
          </table:table-cell>
          <table:table-cell office:value-type="float" office:value="350" calcext:value-type="float">
            <text:p>350</text:p>
          </table:table-cell>
          <table:table-cell table:formula="of:=[.Y35]+[.Z35]" office:value-type="float" office:value="197.930330751756" calcext:value-type="float">
            <text:p>197.930330751756</text:p>
          </table:table-cell>
          <table:table-cell table:formula="of:=[.$O$7]+[.$O$8]*([.X36]-[.Y36])" office:value-type="float" office:value="2.09086080295175" calcext:value-type="float">
            <text:p>2.09086080295175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5.5" calcext:value-type="float">
            <text:p>35.5</text:p>
          </table:table-cell>
          <table:table-cell office:value-type="float" office:value="350" calcext:value-type="float">
            <text:p>350</text:p>
          </table:table-cell>
          <table:table-cell table:formula="of:=[.Y36]+[.Z36]" office:value-type="float" office:value="200.021191554707" calcext:value-type="float">
            <text:p>200.021191554707</text:p>
          </table:table-cell>
          <table:table-cell table:formula="of:=[.$O$7]+[.$O$8]*([.X37]-[.Y37])" office:value-type="float" office:value="1.92266111639062" calcext:value-type="float">
            <text:p>1.92266111639062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6.5" calcext:value-type="float">
            <text:p>36.5</text:p>
          </table:table-cell>
          <table:table-cell office:value-type="float" office:value="350" calcext:value-type="float">
            <text:p>350</text:p>
          </table:table-cell>
          <table:table-cell table:formula="of:=[.Y37]+[.Z37]" office:value-type="float" office:value="201.943852671098" calcext:value-type="float">
            <text:p>201.943852671098</text:p>
          </table:table-cell>
          <table:table-cell table:formula="of:=[.$O$7]+[.$O$8]*([.X38]-[.Y38])" office:value-type="float" office:value="1.76799228492961" calcext:value-type="float">
            <text:p>1.76799228492961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7.5" calcext:value-type="float">
            <text:p>37.5</text:p>
          </table:table-cell>
          <table:table-cell office:value-type="float" office:value="350" calcext:value-type="float">
            <text:p>350</text:p>
          </table:table-cell>
          <table:table-cell table:formula="of:=[.Y38]+[.Z38]" office:value-type="float" office:value="203.711844956027" calcext:value-type="float">
            <text:p>203.711844956027</text:p>
          </table:table-cell>
          <table:table-cell table:formula="of:=[.$O$7]+[.$O$8]*([.X39]-[.Y39])" office:value-type="float" office:value="1.62576581641107" calcext:value-type="float">
            <text:p>1.62576581641107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8.5" calcext:value-type="float">
            <text:p>38.5</text:p>
          </table:table-cell>
          <table:table-cell office:value-type="float" office:value="350" calcext:value-type="float">
            <text:p>350</text:p>
          </table:table-cell>
          <table:table-cell table:formula="of:=[.Y39]+[.Z39]" office:value-type="float" office:value="205.337610772439" calcext:value-type="float">
            <text:p>205.337610772439</text:p>
          </table:table-cell>
          <table:table-cell table:formula="of:=[.$O$7]+[.$O$8]*([.X40]-[.Y40])" office:value-type="float" office:value="1.49498078263164" calcext:value-type="float">
            <text:p>1.49498078263164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9.5" calcext:value-type="float">
            <text:p>39.5</text:p>
          </table:table-cell>
          <table:table-cell office:value-type="float" office:value="350" calcext:value-type="float">
            <text:p>350</text:p>
          </table:table-cell>
          <table:table-cell table:formula="of:=[.Y40]+[.Z40]" office:value-type="float" office:value="206.83259155507" calcext:value-type="float">
            <text:p>206.83259155507</text:p>
          </table:table-cell>
          <table:table-cell table:formula="of:=[.$O$7]+[.$O$8]*([.X41]-[.Y41])" office:value-type="float" office:value="1.3747167752436" calcext:value-type="float">
            <text:p>1.3747167752436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40.5" calcext:value-type="float">
            <text:p>40.5</text:p>
          </table:table-cell>
          <table:table-cell office:value-type="float" office:value="350" calcext:value-type="float">
            <text:p>350</text:p>
          </table:table-cell>
          <table:table-cell table:formula="of:=[.Y41]+[.Z41]" office:value-type="float" office:value="208.207308330314" calcext:value-type="float">
            <text:p>208.207308330314</text:p>
          </table:table-cell>
          <table:table-cell table:formula="of:=[.$O$7]+[.$O$8]*([.X42]-[.Y42])" office:value-type="float" office:value="1.26412742832013" calcext:value-type="float">
            <text:p>1.26412742832013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41.5" calcext:value-type="float">
            <text:p>41.5</text:p>
          </table:table-cell>
          <table:table-cell office:value-type="float" office:value="350" calcext:value-type="float">
            <text:p>350</text:p>
          </table:table-cell>
          <table:table-cell table:formula="of:=[.Y42]+[.Z42]" office:value-type="float" office:value="209.471435758634" calcext:value-type="float">
            <text:p>209.471435758634</text:p>
          </table:table-cell>
          <table:table-cell table:formula="of:=[.$O$7]+[.$O$8]*([.X43]-[.Y43])" office:value-type="float" office:value="1.16243446199899" calcext:value-type="float">
            <text:p>1.16243446199899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42.5" calcext:value-type="float">
            <text:p>42.5</text:p>
          </table:table-cell>
          <table:table-cell office:value-type="float" office:value="350" calcext:value-type="float">
            <text:p>350</text:p>
          </table:table-cell>
          <table:table-cell table:formula="of:=[.Y43]+[.Z43]" office:value-type="float" office:value="210.633870220633" calcext:value-type="float">
            <text:p>210.633870220633</text:p>
          </table:table-cell>
          <table:table-cell table:formula="of:=[.$O$7]+[.$O$8]*([.X44]-[.Y44])" office:value-type="float" office:value="1.06892220528631" calcext:value-type="float">
            <text:p>1.0689222052863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0:24:50.631367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7:43:44.137180873</meta:creation-date>
    <dc:date>2021-05-03T16:45:18.193875208</dc:date>
    <meta:editing-duration>PT2H31M48S</meta:editing-duration>
    <meta:editing-cycles>37</meta:editing-cycles>
    <meta:generator>LibreOffice/6.4.7.2$Linux_X86_64 LibreOffice_project/40$Build-2</meta:generator>
    <meta:document-statistic meta:table-count="3" meta:cell-count="13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ven.B1:Oven.B31" svg:x="0.32cm" svg:y="0.18cm" svg:width="15.36cm" svg:height="8.64cm">
          <chartooo:coordinate-region svg:x="1.127cm" svg:y="0.379cm" svg:width="14.36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ven.B1:Oven.B31" chart:class="chart:line">
            <chart:data-point chart:repeated="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Oven.B1:Oven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'Brownies-by-minute'.A3:'Brownies-by-minute'.B29 'Brownies-by-minute'.T3:'Brownies-by-minute'.T29" svg:x="1.331cm" svg:y="0.18cm" svg:width="12.086cm" svg:height="7.659cm">
          <chartooo:coordinate-region svg:x="2.138cm" svg:y="0.379cm" svg:width="11.092cm" svg:height="6.813cm"/>
          <chart:axis chart:dimension="x" chart:name="primary-x" chart:style-name="ch4">
            <chart:title svg:x="6.549cm" svg:y="8.019cm" chart:style-name="ch5">
              <text:p>Time (min)</text:p>
            </chart:title>
          </chart:axis>
          <chart:axis chart:dimension="y" chart:name="primary-y" chart:style-name="ch4">
            <chart:title svg:x="0.451cm" svg:y="5.23cm" chart:style-name="ch6">
              <text:p>Temperature (F)</text:p>
            </chart:title>
            <chart:grid chart:style-name="ch7" chart:class="major"/>
          </chart:axis>
          <chart:series chart:style-name="ch8" chart:values-cell-range-address="'Brownies-by-minute'.B3:'Brownies-by-minute'.B29" chart:class="chart:scatter">
            <chart:domain table:cell-range-address="'Brownies-by-minute'.A3:'Brownies-by-minute'.A29"/>
            <chart:data-point chart:repeated="27"/>
          </chart:series>
          <chart:series chart:style-name="ch9" chart:values-cell-range-address="'Brownies-by-minute'.T3:'Brownies-by-minute'.T29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ownies-by-minute'.A3:'Brownies-by-minute'.A29</svg:desc>
                </draw:g>
              </table:table-cell>
              <table:table-cell office:value-type="float" office:value="66">
                <text:p>66</text:p>
                <draw:g>
                  <svg:desc>'Brownies-by-minute'.B3:'Brownies-by-minute'.B29</svg:desc>
                </draw:g>
              </table:table-cell>
              <table:table-cell office:value-type="float" office:value="66">
                <text:p>66</text:p>
                <draw:g>
                  <svg:desc>'Brownies-by-minute'.T3:'Brownies-by-minute'.T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78.7040208225113">
                <text:p>78.7040208225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90.3860643247744">
                <text:p>90.3860643247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101.128343662584">
                <text:p>101.128343662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111.006458339112">
                <text:p>111.006458339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20.08992624142">
                <text:p>120.08992624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128.442672877205">
                <text:p>128.44267287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136.123481254795">
                <text:p>136.123481254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143.186405572469">
                <text:p>143.186405572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149.681151628463">
                <text:p>149.681151628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55.653426628817">
                <text:p>155.653426628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61.145260854875">
                <text:p>161.145260854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  <table:table-cell office:value-type="float" office:value="166.195303454171">
                <text:p>166.195303454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  <table:table-cell office:value-type="float" office:value="170.839094436371">
                <text:p>170.839094436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1">
                <text:p>171</text:p>
              </table:table-cell>
              <table:table-cell office:value-type="float" office:value="175.109314788446">
                <text:p>175.109314788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179.036016469287">
                <text:p>179.036016469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3">
                <text:p>183</text:p>
              </table:table-cell>
              <table:table-cell office:value-type="float" office:value="182.646833902356">
                <text:p>182.646833902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185.967178454775">
                <text:p>185.967178454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189.020417271507">
                <text:p>189.020417271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  <table:table-cell office:value-type="float" office:value="191.828037723188">
                <text:p>191.828037723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194.409798624922">
                <text:p>194.409798624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  <table:table-cell office:value-type="float" office:value="196.783869290254">
                <text:p>196.7838692902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98.96695739892">
                <text:p>198.96695739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00.974426578246">
                <text:p>200.974426578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02.820404525699">
                <text:p>202.820404525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04.517882433492">
                <text:p>204.517882433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  <table:table-cell office:value-type="float" office:value="206.078806414964">
                <text:p>206.078806414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